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22"/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22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0" style:family="table-cell" style:parent-style-name="Default" style:data-style-name="N0"/>
    <style:style style:name="ce11" style:family="table-cell" style:parent-style-name="Default" style:data-style-name="N30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30">
      <style:table-cell-properties style:vertical-align="middle"/>
    </style:style>
    <style:style style:name="ce1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4" style:family="table-cell" style:parent-style-name="Normal_32_2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5" style:family="table-cell" style:parent-style-name="Normal_32_2" style:data-style-name="N22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6" style:family="table-cell" style:parent-style-name="Default" style:data-style-name="N0">
      <style:table-cell-properties style:vertical-align="middle" fo:wrap-option="wrap"/>
    </style:style>
    <style:style style:name="ce17" style:family="table-cell" style:parent-style-name="Normal_32_2" style:data-style-name="N21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8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3.19616666666667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4.97416666666667cm"/>
    </style:style>
    <style:style style:name="co5" style:family="table-column">
      <style:table-column-properties fo:break-before="auto" style:column-width="3.3655cm"/>
    </style:style>
    <style:style style:name="co6" style:family="table-column">
      <style:table-column-properties fo:break-before="auto" style:column-width="3.97933333333333cm"/>
    </style:style>
    <style:style style:name="co7" style:family="table-column">
      <style:table-column-properties fo:break-before="auto" style:column-width="5.41866666666667cm"/>
    </style:style>
    <style:style style:name="co8" style:family="table-column">
      <style:table-column-properties fo:break-before="auto" style:column-width="4.46616666666667cm"/>
    </style:style>
    <style:style style:name="co9" style:family="table-column">
      <style:table-column-properties fo:break-before="auto" style:column-width="5.715cm"/>
    </style:style>
    <style:style style:name="co10" style:family="table-column">
      <style:table-column-properties fo:break-before="auto" style:column-width="4.445cm"/>
    </style:style>
    <style:style style:name="co11" style:family="table-column">
      <style:table-column-properties fo:break-before="auto" style:column-width="4.78366666666667cm"/>
    </style:style>
    <style:style style:name="co12" style:family="table-column">
      <style:table-column-properties fo:break-before="auto" style:column-width="4.33916666666667cm"/>
    </style:style>
    <style:style style:name="co13" style:family="table-column">
      <style:table-column-properties fo:break-before="auto" style:column-width="5.03766666666667cm"/>
    </style:style>
    <style:style style:name="co14" style:family="table-column">
      <style:table-column-properties fo:break-before="auto" style:column-width="4.74133333333333cm"/>
    </style:style>
    <style:style style:name="co15" style:family="table-column">
      <style:table-column-properties fo:break-before="auto" style:column-width="5.05883333333333cm"/>
    </style:style>
    <style:style style:name="co16" style:family="table-column">
      <style:table-column-properties fo:break-before="auto" style:column-width="4.572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3.2pt" style:use-optimal-row-height="false" fo:break-before="auto"/>
    </style:style>
    <style:style style:name="ro4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abel" table:style-name="ta1">
        <table:table-column table:style-name="co1" table:default-cell-style-name="ce2"/>
        <table:table-column table:style-name="co2" table:number-columns-repeated="6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style-name="ce1"/>
          <table:table-cell office:value-type="string" table:style-name="ce1">
            <text:p>p<text:span text:style-name="T2">00</text:span>-lineimg<text:span text:style-name="T2">0</text:span>.p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2233236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];[lookup.A$1:.B$37];2;0)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47754-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3];[lookup.A$1:.B$37];2;0)" table:style-name="ce1">
            <text:p>3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alaman 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344+70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4];[lookup.A$1:.B$37];2;0)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743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5];[lookup.A$1:.B$37];2;0)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76444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6];[lookup.A$1:.B$37];2;0)" table:style-name="ce1">
            <text:p>1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<text:span text:style-name="T2">graph</text:span>-p00-lineimg0.p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666754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7];[lookup.A$1:.B$37];2;0)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8];[lookup.A$1:.B$37];2;0)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6176645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9];[lookup.A$1:.B$37];2;0)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-lineimg0.png<text:span text:style-name="T2">.log</text:span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436414217554544447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10];[lookup.A$1:.B$37];2;0)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2764364-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11];[lookup.A$1:.B$37];2;0)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35435444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12];[lookup.A$1:.B$37];2;0)" table:style-name="ce1">
            <text:p>1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331546554445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13];[lookup.A$1:.B$37];2;0)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3553474004355</text:p>
          </table:table-cell>
          <table:table-cell office:value-type="string" table:style-name="ce1">
            <text:p>ط</text:p>
          </table:table-cell>
          <table:table-cell office:value-type="float" office:value="18" table:formula="of:=VLOOKUP([.B14];[lookup.A$1:.B$37];2;0)" table:style-name="ce1">
            <text:p>1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5240310225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15];[lookup.A$1:.B$37];2;0)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4606544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16];[lookup.A$1:.B$37];2;0)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754442+76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17];[lookup.A$1:.B$37];2;0)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7654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18];[lookup.A$1:.B$37];2;0)" table:style-name="ce1">
            <text:p>1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9];[lookup.A$1:.B$37];2;0)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4+40123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20];[lookup.A$1:.B$37];2;0)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765556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21];[lookup.A$1:.B$37];2;0)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474-4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22];[lookup.A$1:.B$37];2;0)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3567-5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23];[lookup.A$1:.B$37];2;0)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33567-555443211+03+5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24];[lookup.A$1:.B$37];2;0)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+03+5</text:p>
          </table:table-cell>
          <table:table-cell office:value-type="string" table:style-name="ce1">
            <text:p>ة</text:p>
          </table:table-cell>
          <table:table-cell office:value-type="float" office:value="4" table:formula="of:=VLOOKUP([.B25];[lookup.A$1:.B$37];2;0)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+76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26];[lookup.A$1:.B$37];2;0)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555355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27];[lookup.A$1:.B$37];2;0)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6634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28];[lookup.A$1:.B$37];2;0)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4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9];[lookup.A$1:.B$37];2;0)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667654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30];[lookup.A$1:.B$37];2;0)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3754454034576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31];[lookup.A$1:.B$37];2;0)" table:style-name="ce1">
            <text:p>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654464</text:p>
          </table:table-cell>
          <table:table-cell office:value-type="string" table:style-name="ce1">
            <text:p>ق</text:p>
          </table:table-cell>
          <table:table-cell office:value-type="float" office:value="25" table:formula="of:=VLOOKUP([.B32];[lookup.A$1:.B$37];2;0)" table:style-name="ce1">
            <text:p>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6433443254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33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5554444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34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342644244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35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3-31533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36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45701655552176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37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4234+03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38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9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+400123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40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3+5664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41];[lookup.A$1:.B$37];2;0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224+654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42];[lookup.A$1:.B$37];2;0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224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43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247755444401</text:p>
          </table:table-cell>
          <table:table-cell office:value-type="string" table:style-name="ce1">
            <text:p>ی</text:p>
          </table:table-cell>
          <table:table-cell office:value-type="float" office:value="36" table:formula="of:=VLOOKUP([.B44];[lookup.A$1:.B$37];2;0)" table:style-name="ce1">
            <text:p>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3553465443426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45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54443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46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564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47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-354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48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54043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49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31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50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03456-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51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64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52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64-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53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543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54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3+76365542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55];[lookup.A$1:.B$37];2;0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553544400204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56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071712723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57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61445457176744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58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4534350372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59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+71+3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60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-373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61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27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62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-01222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63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45477666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64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450544-44256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65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547666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66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535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67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52457715444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68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75446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69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614-4436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70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534-440</text:p>
          </table:table-cell>
          <table:table-cell office:value-type="string" table:style-name="ce1">
            <text:p>ج</text:p>
          </table:table-cell>
          <table:table-cell office:value-type="float" office:value="6" table:formula="of:=VLOOKUP([.B71];[lookup.A$1:.B$37];2;0)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1106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72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431+055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73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644433+263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74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-553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75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7544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76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55566661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77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35435443454543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78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547555445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79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026506444356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80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6224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81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65453543432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82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30234+523</text:p>
          </table:table-cell>
          <table:table-cell office:value-type="string" table:style-name="ce1">
            <text:p>ة</text:p>
          </table:table-cell>
          <table:table-cell office:value-type="float" office:value="4" table:formula="of:=VLOOKUP([.B83];[lookup.A$1:.B$37];2;0)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364443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84];[lookup.A$1:.B$37];2;0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322337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85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332665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86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656156456766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87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656156456766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88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544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89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2541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90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3227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91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543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92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346075544440" table:style-name="ce2">
            <text:p>3.46076E+11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93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644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94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62565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95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46456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96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6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97];[lookup.A$1:.B$37];2;0)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6365444543173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98];[lookup.A$1:.B$37];2;0)" table:style-name="ce1">
            <text:p>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473554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99];[lookup.A$1:.B$37];2;0)" table:style-name="ce1">
            <text:p>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40135-44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100];[lookup.A$1:.B$37];2;0)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222223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01];[lookup.A$1:.B$37];2;0)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57656</text:p>
          </table:table-cell>
          <table:table-cell office:value-type="string" table:style-name="ce1">
            <text:p>ء</text:p>
          </table:table-cell>
          <table:table-cell office:value-type="float" office:value="34" table:formula="of:=VLOOKUP([.B102];[lookup.A$1:.B$37];2;0)" table:style-name="ce1">
            <text:p>3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65443+</text:p>
          </table:table-cell>
          <table:table-cell office:value-type="string" table:style-name="ce1">
            <text:p>ڽ</text:p>
          </table:table-cell>
          <table:table-cell office:value-type="float" office:value="37" table:formula="of:=VLOOKUP([.B103];[lookup.A$1:.B$37];2;0)" table:style-name="ce1">
            <text:p>3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45471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104];[lookup.A$1:.B$37];2;0)" table:style-name="ce1">
            <text:p>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444570677744</text:p>
          </table:table-cell>
          <table:table-cell office:value-type="string" table:style-name="ce1">
            <text:p>ح</text:p>
          </table:table-cell>
          <table:table-cell office:value-type="float" office:value="8" table:formula="of:=VLOOKUP([.B105];[lookup.A$1:.B$37];2;0)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436-334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106];[lookup.A$1:.B$37];2;0)" table:style-name="ce1">
            <text:p>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764440222226</text:p>
          </table:table-cell>
          <table:table-cell office:value-type="string" table:style-name="ce1">
            <text:p>ط</text:p>
          </table:table-cell>
          <table:table-cell office:value-type="float" office:value="18" table:formula="of:=VLOOKUP([.B107];[lookup.A$1:.B$37];2;0)" table:style-name="ce1">
            <text:p>1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414+5606553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108];[lookup.A$1:.B$37];2;0)" table:style-name="ce1">
            <text:p>2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42264423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109];[lookup.A$1:.B$37];2;0)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231155453442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110];[lookup.A$1:.B$37];2;0)" table:style-name="ce1">
            <text:p>1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411121211512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111];[lookup.A$1:.B$37];2;0)" table:style-name="ce1">
            <text:p>26</text:p>
          </table:table-cell>
          <table:table-cell office:value-type="string" table:style-name="ce1">
            <text:p>kurangpas urutan branching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223226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112];[lookup.A$1:.B$37];2;0)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4424-342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113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4434334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114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42320403</text:p>
          </table:table-cell>
          <table:table-cell office:value-type="string" table:style-name="ce1">
            <text:p>ع</text:p>
          </table:table-cell>
          <table:table-cell office:value-type="float" office:value="20" table:formula="of:=VLOOKUP([.B115];[lookup.A$1:.B$37];2;0)" table:style-name="ce1">
            <text:p>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2233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16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762645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117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25235560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118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-3027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119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20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-544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121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7545033567+</text:p>
          </table:table-cell>
          <table:table-cell office:value-type="string" table:style-name="ce1">
            <text:p>ق</text:p>
          </table:table-cell>
          <table:table-cell office:value-type="float" office:value="25" table:formula="of:=VLOOKUP([.B122];[lookup.A$1:.B$37];2;0)" table:style-name="ce1">
            <text:p>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6654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123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335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124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754547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125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555534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126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+64403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127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22223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28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5441406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129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16465544425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130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443554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131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4223" table:style-name="ce2">
            <text:p>4223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32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6516</text:p>
          </table:table-cell>
          <table:table-cell office:value-type="string" table:style-name="ce1">
            <text:p>ء</text:p>
          </table:table-cell>
          <table:table-cell office:value-type="float" office:value="34" table:formula="of:=VLOOKUP([.B133];[lookup.A$1:.B$37];2;0)" table:style-name="ce1">
            <text:p>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6514+44+7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134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35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54+44476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136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65064654224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137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222206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38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63504440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139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5246674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140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15-3533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141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222323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42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-3364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143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5735</text:p>
          </table:table-cell>
          <table:table-cell office:value-type="string" table:style-name="ce1">
            <text:p>ء</text:p>
          </table:table-cell>
          <table:table-cell office:value-type="float" office:value="34" table:formula="of:=VLOOKUP([.B144];[lookup.A$1:.B$37];2;0)" table:style-name="ce1">
            <text:p>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23235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145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53532411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146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47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644-32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148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4+6764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149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03222224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50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3+714+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151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-444326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152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23364535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153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-4-22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154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7-33134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155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75454+3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156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57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4+4040+6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158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76444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159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222205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60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5245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161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56+64536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162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63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-33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164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43+46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165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66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+64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167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-45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168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643643643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169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5133534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170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22310+1111142146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171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53457005541440323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172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3135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173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36436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174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-4324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175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34+677655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176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254+7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177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78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5153453+76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179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1355744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180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81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762554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182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543456-307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183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63644+40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184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85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7352276554443433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186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+5560123</text:p>
          </table:table-cell>
          <table:table-cell office:value-type="string" table:style-name="ce1">
            <text:p>ة</text:p>
          </table:table-cell>
          <table:table-cell office:value-type="float" office:value="4" table:formula="of:=VLOOKUP([.B187];[lookup.A$1:.B$37];2;0)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754446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188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5415446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189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4354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190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-55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191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3554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192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+54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193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34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194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-433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195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5746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196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762555357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197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703664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198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6464415+6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199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66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00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613+654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201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-423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202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272+055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203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353147543</text:p>
          </table:table-cell>
          <table:table-cell office:value-type="string" table:style-name="ce1">
            <text:p>ث</text:p>
          </table:table-cell>
          <table:table-cell office:value-type="float" office:value="5" table:formula="of:=VLOOKUP([.B204];[lookup.A$1:.B$37];2;0)" table:style-name="ce1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5+77554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205];[lookup.A$1:.B$37];2;0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523420445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206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413+7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207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546777654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208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7755444443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209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4355535474035427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210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11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607075234444407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212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64453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213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-4240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214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2232365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15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742420</text:p>
          </table:table-cell>
          <table:table-cell office:value-type="string" table:style-name="ce1">
            <text:p>ء</text:p>
          </table:table-cell>
          <table:table-cell office:value-type="float" office:value="34" table:formula="of:=VLOOKUP([.B216];[lookup.A$1:.B$37];2;0)" table:style-name="ce1">
            <text:p>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1424+4363</text:p>
          </table:table-cell>
          <table:table-cell office:value-type="string" table:style-name="ce1">
            <text:p>ث</text:p>
          </table:table-cell>
          <table:table-cell office:value-type="float" office:value="5" table:formula="of:=VLOOKUP([.B217];[lookup.A$1:.B$37];2;0)" table:style-name="ce1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73554547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218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19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5+64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220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245-45</text:p>
          </table:table-cell>
          <table:table-cell office:value-type="string" table:style-name="ce1">
            <text:p>چ</text:p>
          </table:table-cell>
          <table:table-cell office:value-type="float" office:value="7" table:formula="of:=VLOOKUP([.B221];[lookup.A$1:.B$37];2;0)" table:style-name="ce1">
            <text:p>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63465706677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222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414+55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223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76435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224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544-235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225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22222427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26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54322+70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227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67753633732</text:p>
          </table:table-cell>
          <table:table-cell office:value-type="string" table:style-name="ce1">
            <text:p>ی</text:p>
          </table:table-cell>
          <table:table-cell office:value-type="float" office:value="36" table:formula="of:=VLOOKUP([.B228];[lookup.A$1:.B$37];2;0)" table:style-name="ce1">
            <text:p>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6710655555+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229];[lookup.A$1:.B$37];2;0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2037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230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31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353467740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232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642420545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233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5-414403117</text:p>
          </table:table-cell>
          <table:table-cell office:value-type="string" table:style-name="ce1">
            <text:p>ج</text:p>
          </table:table-cell>
          <table:table-cell office:value-type="float" office:value="6" table:formula="of:=VLOOKUP([.B234];[lookup.A$1:.B$37];2;0)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2223226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35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11+0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236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433322+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237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6543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238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34414344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239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21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240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3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41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6653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242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33566630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243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5423474540-</text:p>
          </table:table-cell>
          <table:table-cell office:value-type="string" table:style-name="ce1">
            <text:p>ج</text:p>
          </table:table-cell>
          <table:table-cell office:value-type="float" office:value="6" table:formula="of:=VLOOKUP([.B244];[lookup.A$1:.B$37];2;0)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36441142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245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40322226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246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5375555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247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48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754+6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249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50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4-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251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033+5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252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03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53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+65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254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-4326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255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5547673665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256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0001701700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257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17727022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258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31346555544032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259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1135652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260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26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61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535313+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262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65-33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263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+6201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264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555454636666665" table:style-name="ce2">
            <text:p>5.55455E+14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265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755444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266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3474552314440435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267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575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268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244+53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269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740-07037</text:p>
          </table:table-cell>
          <table:table-cell office:value-type="string" table:style-name="ce1">
            <text:p>ج</text:p>
          </table:table-cell>
          <table:table-cell office:value-type="float" office:value="6" table:formula="of:=VLOOKUP([.B270];[lookup.A$1:.B$37];2;0)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2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71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35423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272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35-44325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273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3712+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274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223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75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65556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276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75444444203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277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3214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278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+56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279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354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280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-43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281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6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82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4134241054415424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283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421+510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284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353553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285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5343+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286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64454544431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287];[lookup.A$1:.B$37];2;0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5555665335315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288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-4-33444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289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0022223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290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24347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91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-53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292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356-00065556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293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14435-3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294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255663313+512276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295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535-344244</text:p>
          </table:table-cell>
          <table:table-cell office:value-type="string" table:style-name="ce1">
            <text:p>چ</text:p>
          </table:table-cell>
          <table:table-cell office:value-type="float" office:value="7" table:formula="of:=VLOOKUP([.B296];[lookup.A$1:.B$37];2;0)" table:style-name="ce1">
            <text:p>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62223236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97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-4364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298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17554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299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575616617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300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2442444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301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+122252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302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03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15532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304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+554</text:p>
          </table:table-cell>
          <table:table-cell office:value-type="string" table:style-name="ce1">
            <text:p>ة</text:p>
          </table:table-cell>
          <table:table-cell office:value-type="float" office:value="4" table:formula="of:=VLOOKUP([.B305];[lookup.A$1:.B$37];2;0)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06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607014+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307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66665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308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54043235421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309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455766263153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310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0+63475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311];[lookup.A$1:.B$37];2;0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4431457535545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312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6464347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313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05544654744536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314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47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315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5555554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316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763674644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317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41223376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18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364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319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5544443033145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320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606035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321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551665143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322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0322226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23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65255+47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324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25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443775443+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326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020+7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327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26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28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54+43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329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55-43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330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354344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331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3577544+44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332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33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33+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334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75775545440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335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6355705454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336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5254437326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337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56016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338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033565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339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531133+467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340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473222227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41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716605557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342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226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43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000014321+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344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5747665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345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4+753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346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57435535-3154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347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3541555</text:p>
          </table:table-cell>
          <table:table-cell office:value-type="string" table:style-name="ce1">
            <text:p>ع</text:p>
          </table:table-cell>
          <table:table-cell office:value-type="float" office:value="20" table:formula="of:=VLOOKUP([.B348];[lookup.A$1:.B$37];2;0)" table:style-name="ce1">
            <text:p>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45-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349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317075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350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+46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351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0643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352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+13+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353];[lookup.A$1:.B$37];2;0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3+52</text:p>
          </table:table-cell>
          <table:table-cell office:value-type="string" table:style-name="ce1">
            <text:p>ة</text:p>
          </table:table-cell>
          <table:table-cell office:value-type="float" office:value="4" table:formula="of:=VLOOKUP([.B354];[lookup.A$1:.B$37];2;0)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-43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355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445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356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+606543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357];[lookup.A$1:.B$37];2;0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5+544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358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455543210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359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1345226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360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641447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361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5-6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362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35666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363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7557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364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1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365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3+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366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-4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367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2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68];[lookup.A$1:.B$37];2;0)" table:style-name="ce1">
            <text:p>1</text:p>
          </table:table-cell>
          <table:table-cell table:number-columns-repeated="16381"/>
        </table:table-row>
        <table:table-row table:number-rows-repeated="1048208" table:style-name="ro1">
          <table:table-cell table:number-columns-repeated="16384"/>
        </table:table-row>
      </table:table>
      <table:table table:name="p01-lineimg0" table:style-name="ta2">
        <table:table-column table:style-name="co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1</text:span>-lineimg<text:span text:style-name="T2">0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2322222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4355353544444444444404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4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341473466</text:p>
          </table:table-cell>
          <table:table-cell office:value-type="string" table:style-name="ce1">
            <text:p>م</text:p>
          </table:table-cell>
          <table:table-cell office:value-type="float" office:value="26" table:style-name="ce1">
            <text:p>26</text:p>
          </table:table-cell>
          <table:table-cell table:number-columns-repeated="4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6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6653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4" table:style-name="ce1"/>
          <table:table-cell office:value-type="string" table:style-name="ce1">
            <text:p><text:span text:style-name="T2">graph</text:span>-p01-lineimg0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1443 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string" table:style-name="ce1">
            <text:p>percabangannya ada di awal dan akhir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4314311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756652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p01-lineimg0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55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012+6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6 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nya di ada awal dan akhir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7546604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153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44-3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-346355545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di graph ada tapi di anotasinya tidak ad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5540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36026406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5740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32514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6662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251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2531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632+6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6357554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چ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 table:style-name="ce1"/>
        </table:table-row>
        <table:table-row table:number-rows-repeated="1048548" table:style-name="ro1">
          <table:table-cell table:number-columns-repeated="16384"/>
        </table:table-row>
      </table:table>
      <table:table table:name="p01-lineimg2" table:style-name="ta3">
        <table:table-column table:style-name="co6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1</text:span>-lineimg<text:span text:style-name="T2">2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5-40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4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13355473102+55442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4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14443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645534335032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4" table:style-name="ce1"/>
          <table:table-cell office:value-type="string" table:style-name="ce1">
            <text:p><text:span text:style-name="T2">graph</text:span>-p01-lineimg2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5-3156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34544446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5515454676654653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01-lineimg2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2+41+70+122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474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63057045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144443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4443322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3654332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33+572+454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43534514625 0777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nya ada di awal dan akhir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45364567471544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7340555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455326664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5444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hilang titikny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54144432313 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nya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2010314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ilang titiknya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3" table:style-name="ce3">
            <text:p>gabung semua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number-rows-repeated="1048548" table:style-name="ro1">
          <table:table-cell table:number-columns-repeated="16384"/>
        </table:table-row>
      </table:table>
      <table:table table:name="p01-lineimg3" table:style-name="ta3">
        <table:table-column table:style-name="co7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1</text:span>-lineimg<text:span text:style-name="T2">3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55545646666243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2734-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44+642+434232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41451177470435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14523010243+535473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<text:span text:style-name="T2">graph</text:span>-p01-lineimg3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45-33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21311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3473257421706554412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01-lineimg3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2+7+522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3545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355444-371 <text:s/>1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ercabangannya di ada awal dan akhir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557675442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72220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1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+55667500533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5444+72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i graph ada tapi di anotasinya tidak ad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464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05345-33372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5443545344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35554454442335357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 graph ada tapi di anotasinya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5+7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nya di ada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632+43142+1+3+7455544+4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kebanyakan + padahal tidak ada titik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i graph ada tapi di anotasinya tidak ada</text:p>
          </table:table-cell>
          <table:table-cell table:number-columns-repeated="16378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p01-lineimg4" table:style-name="ta3">
        <table:table-column table:style-name="co8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1</text:span>-lineimg<text:span text:style-name="T2">4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432235557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34567300555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754545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066423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33434547143 <text:s/>0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nya ada di awal dan akhir</text:p>
          </table:table-cell>
          <table:table-cell table:style-name="ce1"/>
          <table:table-cell office:value-type="string" table:style-name="ce1">
            <text:p><text:span text:style-name="T2">graph</text:span>-p01-lineimg4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5425353 <text:s/>201334142+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nya ada di awal dan akhir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4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15531453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01-lineimg4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3352443 <text:s/>20+7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nya ada di awal dan akhir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2254 <text:s/>3622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nya ada di awal dan akhir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+534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4435445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146313366443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3546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55544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+54+5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55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62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 graph ada tapi di anotasinya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665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65553567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5544+2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454432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5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idak berbentuk bundar pdhl di gambar asli bunda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335356305 <text:s/>101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nya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3531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4-4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p01-lineimg5" table:style-name="ta2">
        <table:table-column table:style-name="co9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1</text:span>-lineimg<text:span text:style-name="T2">5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366754435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56747074535345420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1053222+3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456463 <text:s/>3405-4644536333262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4355-2335564574313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<text:span text:style-name="T2">graph</text:span>-p01-lineimg5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222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angka 2 nya kebanyakan tidak sesuai graph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665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454334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01-lineimg5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4+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74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1232+7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53611+7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55-45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655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323+4354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+5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47223755534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423563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44443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544+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544 <text:s/>22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24211317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i graph ada tapi di anotasinya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323654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+5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222+03+4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3+54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p01-lineimg6" table:style-name="ta2">
        <table:table-column table:style-name="co6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1</text:span>-lineimg<text:span text:style-name="T2">6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011223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4765630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45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554054633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nya tergabung sama ba ny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1445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nya terpisah</text:p>
          </table:table-cell>
          <table:table-cell table:style-name="ce1"/>
          <table:table-cell office:value-type="string" table:style-name="ce1">
            <text:p><text:span text:style-name="T2">graph</text:span>-p01-lineimg6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3456740555554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36223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445-34361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01-lineimg6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45344353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52554444431345471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angka 4 nya kebanyakan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012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4654353157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55144444353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angka 4 nya kebanyakan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52544-336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31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46247320754544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7655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544444466666542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+514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22376645343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2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5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nya tergabung sama ro' ny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5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5335734621054440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p01-lineimg8" table:style-name="ta3">
        <table:table-column table:style-name="co10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1</text:span>-lineimg<text:span text:style-name="T2">8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66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33656-44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25453342 <text:s/>22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ada di awal dan akhir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42172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756464366405+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<text:span text:style-name="T2">graph</text:span>-p01-lineimg8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155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74557463135657075 <text:s/>201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ada di awal dan akhir</text:p>
          </table:table-cell>
          <table:table-cell table:style-name="ce1"/>
          <table:table-cell office:value-type="string" table:style-name="ce1">
            <text:p>p01-lineimg8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4365554420335756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4+55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number-columns-spanned="1" table:number-rows-spanned="4" table:style-name="ce5">
            <text:p>bacaan aslinya TAMSIL tapi di kitab sa nya itu huruf ba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7653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2">
            <text:p>-354245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22265443323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530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35544442431130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55-21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3547463544444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42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4657556662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+66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-14434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374254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666443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21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644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654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4655444430331242+0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01-lineimg9" table:style-name="ta2">
        <table:table-column table:style-name="co11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1</text:span>-lineimg<text:span text:style-name="T2">9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266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angka di graph dan anotasi berbeda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654321424644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36543247462102140340443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443-5333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<text:span text:style-name="T2">graph</text:span>-p01-lineimg9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3220335536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75547247 <text:s/>56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4573647171114056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01-lineimg9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55563772414322032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1331237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54533634+5575000</text:p>
          </table:table-cell>
          <table:table-cell office:value-type="string" table:style-name="ce1">
            <text:p>خ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35554404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+5425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442363556-404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64354445 <text:s/>431355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ada di awal dan akhir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555546475554311432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+5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75364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55443 <text:s/>3242+7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4+44437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13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51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7-4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46353576164412044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4"/>
          <table:table-cell table:number-columns-repeated="16383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1-lineimg10" table:style-name="ta2">
        <table:table-column table:style-name="co6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1</text:span>-lineimg<text:span text:style-name="T2">10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1232534573460453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2535-3453215 <text:s/>3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ercabangan ada di awal dan akhir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47446304536524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44543135146107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<text:span text:style-name="T2">graph</text:span>-p01-lineimg10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65315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4343255 <text:s/>1744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 ada di awal dan akhir</text:p>
          </table:table-cell>
          <table:table-cell table:style-name="ce1"/>
          <table:table-cell office:value-type="string" table:style-name="ce1">
            <text:p>p01-lineimg10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6514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5350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3555443137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435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35553301410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25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74567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40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544434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63575305744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222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33572455700444354</text:p>
          </table:table-cell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432253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44 <text:s/>23301011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6354440327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angka 4 nya kebanyaka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54566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2403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6554454444431421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5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575544-33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1-lineimg11" table:style-name="ta2">
        <table:table-column table:style-name="co12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1</text:span>-lineimg<text:span text:style-name="T2">11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54443353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3653+5444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646425443 <text:s/>32+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24125533532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<text:span text:style-name="T2">graph</text:span>-p01-lineimg11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357755555444444372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101314102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101335463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01-lineimg11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3354214443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number-columns-spanned="1" table:number-rows-spanned="4" table:style-name="ce5">
            <text:p>bacaan aslinya ALAT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223234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26655264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+41+54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2">
            <text:p>76534065531 <text:s/>231+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 ada di awal dan akhir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36066453630014221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653554454423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4-335574446 <text:s/>45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2444544453645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angka 4 nya kebanyaka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0131073111255403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665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56446664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3555544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400203016314035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4445767664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655443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4"/>
          <table:table-cell table:number-columns-repeated="16383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1-lineimg12" table:style-name="ta2">
        <table:table-column table:style-name="co12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1</text:span>-lineimg<text:span text:style-name="T2">12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664-3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5503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nya bergabung sama lam nya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36222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string" table:style-name="ce1">
            <text:p><text:span text:style-name="T2">graph</text:span>-p01-lineimg12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31453534315-32544327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6264236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01-lineimg12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24535472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4475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4-44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36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435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nya ikut anotasinya wawu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45454413+475325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6656334 <text:s/>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ada di awal dan akhir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4444-40-3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643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14364354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544+43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753054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55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3012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156662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301235235554443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021331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1-lineimg13" table:style-name="ta2">
        <table:table-column table:style-name="co13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1</text:span>-lineimg<text:span text:style-name="T2">13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345354-5310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5436462451600655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531572065746271011334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4345443053547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number-columns-spanned="1" table:number-rows-spanned="4" table:style-name="ce5">
            <text:p>bacaan aslinya ALAT</text:p>
          </table:table-cell>
          <table:table-cell table:style-name="ce1"/>
          <table:table-cell office:value-type="string" table:style-name="ce1">
            <text:p><text:span text:style-name="T2">graph</text:span>-p01-lineimg13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722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1232626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2">
            <text:p>+5555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style-name="ce1"/>
          <table:table-cell office:value-type="string" table:style-name="ce1">
            <text:p>p01-lineimg13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32+135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54444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44243203031435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5243555444443103352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2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4364604443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number-columns-spanned="1" table:number-rows-spanned="5" table:style-name="ce5">
            <text:p>bacaan aslinya HASILKAN tapi di kitab lamnya hilang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226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covered-table-cell/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46734640004443543</text:p>
          </table:table-cell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covered-table-cell/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22441 <text:s/>2223100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covered-table-cell/>
          <table:table-cell office:value-type="string" table:style-name="ce2">
            <text:p>percabangan ada di awal dan akhir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44+4473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">
            <text:p>664-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5-50 <text:s/>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3655544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254443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4"/>
          <table:table-cell table:number-columns-repeated="16383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1-lineimg15" table:style-name="ta3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1</text:span>-lineimg<text:span text:style-name="T2">15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552464757342464 <text:s/>012600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7575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54535543252133525561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20645353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<text:span text:style-name="T2">graph</text:span>-p01-lineimg15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250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3431655314610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01-lineimg15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+6406600656677142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3234+5255443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1463133+644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5-25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43655444433221 <text:s/>624567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13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5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54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55432 <text:s/>213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1013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5443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5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52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5554443313546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53454403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2+034437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4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idak berbentuk seperti ya</text:p>
          </table:table-cell>
          <table:table-cell table:number-columns-repeated="16378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lookup" table:style-name="ta1">
        <table:table-column table:style-name="co2" table:number-columns-repeated="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چ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خ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ذ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ز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ش</text:p>
          </table:table-cell>
          <table:table-cell office:value-type="float" office:value="15" table:style-name="ce1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ض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ط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ظ</text:p>
          </table:table-cell>
          <table:table-cell office:value-type="float" office:value="19" table:style-name="ce1">
            <text:p>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غ</text:p>
          </table:table-cell>
          <table:table-cell office:value-type="float" office:value="21" table:style-name="ce1">
            <text:p>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ۏ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ی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ڽ</text:p>
          </table:table-cell>
          <table:table-cell office:value-type="float" office:value="37" table:style-name="ce1">
            <text:p>37</text:p>
          </table:table-cell>
          <table:table-cell table:number-columns-repeated="16382"/>
        </table:table-row>
        <table:table-row table:number-rows-repeated="1048539" table:style-name="ro1">
          <table:table-cell table:number-columns-repeated="16384"/>
        </table:table-row>
      </table:table>
      <table:table table:name="p03-lineimg0" table:style-name="ta3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3</text:span>-lineimg<text:span text:style-name="T2">0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262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-011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4554536756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4537554433232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4522141+0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<text:span text:style-name="T2">graph</text:span>-p03-lineimg0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545553141745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+004125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35-444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number-columns-spanned="1" table:number-rows-spanned="4" table:style-name="ce5">
            <text:p>bacaan aslinya BANYAK</text:p>
          </table:table-cell>
          <table:table-cell table:number-columns-repeated="2" table:style-name="ce1"/>
          <table:table-cell office:value-type="string" table:style-name="ce1">
            <text:p>p03-lineimg0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covered-table-cell/>
          <table:table-cell table:number-columns-repeated="2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covered-table-cell/>
          <table:table-cell office:value-type="string" table:style-name="ce1">
            <text:p>terputus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4334133+5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covered-table-cell/>
          <table:table-cell table:number-columns-repeated="2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152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ilang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+6544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353655673131+01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557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-44432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112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oto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3464144 <text:s/>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string" table:number-columns-spanned="1" table:number-rows-spanned="8" table:style-name="ce5">
            <text:p>tidak diketahui bacaan apa</text:p>
          </table:table-cell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style-name="ce1"/>
          <table:covered-table-cell/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style-name="ce1"/>
          <table:covered-table-cell/>
          <table:table-cell office:value-type="string" table:style-name="ce1">
            <text:p>terputu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4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style-name="ce1"/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">
            <text:p>5435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office:value-type="string" table:style-name="ce1">
            <text:p>tidak ada titikny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55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style-name="ce1"/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6">
            <text:p>5354 <text:s/>23</text:p>
          </table:table-cell>
          <table:table-cell office:value-type="string" table:style-name="ce6">
            <text:p>م</text:p>
          </table:table-cell>
          <table:table-cell office:value-type="float" office:value="29" table:style-name="ce6">
            <text:p>29</text:p>
          </table:table-cell>
          <table:table-cell table:style-name="ce6"/>
          <table:covered-table-cell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7">
            <text:p>544</text:p>
          </table:table-cell>
          <table:table-cell office:value-type="string" table:style-name="ce6">
            <text:p>ی</text:p>
          </table:table-cell>
          <table:table-cell office:value-type="float" office:value="36" table:style-name="ce6">
            <text:p>36</text:p>
          </table:table-cell>
          <table:table-cell table:style-name="ce6"/>
          <table:covered-table-cell/>
          <table:table-cell table:style-name="ce8"/>
          <table:table-cell table:number-columns-repeated="16378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3-lineimg1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3</text:span>-lineimg1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746554 <text:s/>46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6545445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2642424 <text:s/>217103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2" table:style-name="ce9">
            <text:p>percabangan terputus-putu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3165555444 <text:s/>36442421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style-name="ce1"/>
          <table:table-cell office:value-type="string" table:style-name="ce1">
            <text:p><text:span text:style-name="T2">graph</text:span>-p03-lineimg1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353131+0554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2544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154566667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03-lineimg1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765144-41140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64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number-columns-spanned="1" table:number-rows-spanned="7" table:style-name="ce5">
            <text:p>tidak diketahui bacaan apa</text:p>
          </table:table-cell>
          <table:table-cell table:number-columns-repeated="2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style-name="ce1"/>
          <table:covered-table-cell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64543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style-name="ce1"/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2">
            <text:p>323+52+5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style-name="ce1"/>
          <table:covered-table-cell/>
          <table:table-cell table:number-columns-repeated="2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style-name="ce1"/>
          <table:covered-table-cell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office:value-type="string" table:style-name="ce1">
            <text:p>terputu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style-name="ce1"/>
          <table:covered-table-cell/>
          <table:table-cell office:value-type="string" table:style-name="ce1">
            <text:p>terputus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356324466740432 <text:s/>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+1532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25436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7565523544445+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465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4">
            <text:p>4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mimnya tidak jelas terliha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1-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55662624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4">
            <text:p>5+453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01+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ha nya tidak terlihat jelas</text:p>
          </table:table-cell>
          <table:table-cell table:number-columns-repeated="16378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03-lineimg2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3</text:span>-lineimg2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53352425034355335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12323223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3356724621066012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5757477155511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8">
            <text:p>tidak ada titik dan kurang lengkungan bawahny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64243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8"/>
          <table:table-cell table:style-name="ce1"/>
          <table:table-cell office:value-type="string" table:style-name="ce1">
            <text:p><text:span text:style-name="T2">graph</text:span>-p03-lineimg2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743331030365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0111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string" table:style-name="ce1">
            <text:p>p03-lineimg2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00+1+2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ibaca NYA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4-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255444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idak ada titiknya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erputus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1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265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6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55324105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35443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453533247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327+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style-name="ce4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2" table:style-name="ce9">
            <text:p>di graph dan di anotasi tidak sama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355630 <text:s/>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+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1">
          <table:table-cell table:style-name="ce4"/>
          <table:table-cell table:number-columns-repeated="4" table:style-name="ce1"/>
          <table:table-cell table:style-name="ce8"/>
          <table:table-cell table:number-columns-repeated="16378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3-lineimg3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3</text:span>-lineimg3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3105540232 <text:s/>27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2210243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4 <text:s/>2325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42470553633131423015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2">
            <text:p>237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8"/>
          <table:table-cell table:style-name="ce1"/>
          <table:table-cell office:value-type="string" table:style-name="ce1">
            <text:p><text:span text:style-name="T2">graph</text:span>-p03-lineimg3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5435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+5442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27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03-lineimg3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4566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utus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623263744 <text:s/>5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65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15433545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1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erputus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+4444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1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string" table:number-columns-spanned="1" table:number-rows-spanned="5" table:style-name="ce5">
            <text:p>bacaan aslinya RAKIT tapi di kitab ba bukan ta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covered-table-cell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554666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covered-table-cell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4">
            <text:p>24-4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covered-table-cell/>
          <table:table-cell table:number-columns-spanned="1" table:number-rows-spanned="2" table:style-name="ce10"/>
          <table:table-cell table:number-columns-repeated="16378" table:style-name="ce1"/>
        </table:table-row>
        <table:table-row table:style-name="ro1">
          <table:table-cell office:value-type="string" table:style-name="ce1">
            <text:p>44-4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covered-table-cell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1">
            <text:p>44-34656404344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terputu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3" table:style-name="ce9">
            <text:p>terputus, di graph ada tapi di anotasi tidak ada</text:p>
          </table:table-cell>
          <table:table-cell table:style-name="ce2"/>
          <table:table-cell table:number-columns-repeated="16377" table:style-name="ce1"/>
        </table:table-row>
        <table:table-row table:style-name="ro1">
          <table:table-cell table:style-name="ce4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1">
            <text:p>01163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03-lineimg4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3</text:span>-lineimg4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6332145321+7545430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2262544232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764457321555444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543241474 <text:s/>1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77044444+27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8"/>
          <table:table-cell table:style-name="ce1"/>
          <table:table-cell office:value-type="string" table:style-name="ce1">
            <text:p><text:span text:style-name="T2">graph</text:span>-p03-lineimg4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442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554 <text:s/>0067554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number-columns-spanned="1" table:number-rows-spanned="2" table:style-name="ce9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266 <text:s/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style-name="ce1"/>
          <table:table-cell office:value-type="string" table:style-name="ce1">
            <text:p>p03-lineimg4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3" table:style-name="ce9">
            <text:p>terputus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number-columns-spanned="1" table:number-rows-spanned="4" table:style-name="ce9">
            <text:p>hilang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+144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-4245443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6266664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+54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4">
            <text:p>52352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spanned="1" table:number-rows-spanned="2" table:style-name="ce10"/>
          <table:table-cell table:number-columns-repeated="16378" table:style-name="ce1"/>
        </table:table-row>
        <table:table-row table:style-name="ro1">
          <table:table-cell office:value-type="string" table:style-name="ce1">
            <text:p>554+0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1">
            <text:p>6555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23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52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5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4">
            <text:p>3515323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3-lineimg5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3</text:span>-lineimg5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643134+654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string" table:number-columns-spanned="1" table:number-rows-spanned="4" table:style-name="ce5">
            <text:p>bacaan aslinya KUAT</text:p>
          </table:table-cell>
          <table:table-cell table:style-name="ce2"/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533555444417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covered-table-cell/>
          <table:table-cell table:number-columns-repeated="2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-4122263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covered-table-cell/>
          <table:table-cell table:number-columns-repeated="2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45-4443726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covered-table-cell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2">
            <text:p>2554-36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8"/>
          <table:table-cell table:style-name="ce1"/>
          <table:table-cell office:value-type="string" table:style-name="ce1">
            <text:p><text:span text:style-name="T2">graph</text:span>-p03-lineimg5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5-44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ilang</text:p>
          </table:table-cell>
          <table:table-cell table:style-name="ce1"/>
          <table:table-cell office:value-type="string" table:style-name="ce1">
            <text:p>p03-lineimg5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255 <text:s/>2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3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3605443 <text:s/>2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6544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342457415 <text:s/>200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463454155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54454 <text:s/>6654430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terputus tapi bisa dibaca angkany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402443+3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5541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number-columns-spanned="1" table:number-rows-spanned="2" table:style-name="ce11">
            <text:p>terputus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1">
            <text:p>70112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4">
            <text:p>555553666262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number-columns-spanned="1" table:number-rows-spanned="2" table:style-name="ce10"/>
          <table:table-cell table:number-columns-repeated="16378" table:style-name="ce1"/>
        </table:table-row>
        <table:table-row table:style-name="ro1">
          <table:table-cell office:value-type="string" table:style-name="ce1">
            <text:p>352355444320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1">
            <text:p>75342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353567544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27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54135443</text:p>
          </table:table-cell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4">
            <text:p>4226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table:style-name="ce8"/>
          <table:table-cell table:number-columns-repeated="16378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3-lineimg6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3</text:span>-lineimg6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344244435434 <text:s/>2170634</text:p>
          </table:table-cell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string" table:number-columns-spanned="1" table:number-rows-spanned="2" table:style-name="ce9">
            <text:p>percabangan terputus-putus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14353 <text:s text:c="2"/>26234004111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covered-table-cell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7444342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4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3544 <text:s/>3134+6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5+44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style-name="ce1"/>
          <table:table-cell office:value-type="string" table:style-name="ce1">
            <text:p><text:span text:style-name="T2">graph</text:span>-p03-lineimg6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2226544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1254421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idak berbentuk huruf ta</text:p>
          </table:table-cell>
          <table:table-cell table:style-name="ce1"/>
          <table:table-cell office:value-type="string" table:style-name="ce1">
            <text:p>p03-lineimg6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36354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4442521+05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764444+43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0402+2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667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626750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75-244-0443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43536443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2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3315417035444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2">
            <text:p>tidak berbentuk huruf ha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44361+054423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425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8">
            <text:p>tidak ada titikny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54+32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ibaca NYA</text:p>
          </table:table-cell>
          <table:table-cell table:number-columns-repeated="16378" table:style-name="ce1"/>
        </table:table-row>
        <table:table-row table:style-name="ro1">
          <table:table-cell table:number-columns-repeated="5"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1">
          <table:table-cell table:style-name="ce4"/>
          <table:table-cell table:number-columns-repeated="4" table:style-name="ce1"/>
          <table:table-cell table:style-name="ce8"/>
          <table:table-cell table:number-columns-repeated="16378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3-lineimg7" table:style-name="ta3">
        <table:table-column table:style-name="co15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3</text:span>-lineimg7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56176754644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number-columns-spanned="1" table:number-rows-spanned="2" table:style-name="ce10"/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655545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6644436444775444443221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6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746654442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style-name="ce1"/>
          <table:table-cell office:value-type="string" table:style-name="ce1">
            <text:p><text:span text:style-name="T2">graph</text:span>-p03-lineimg7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4541443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-144342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03-lineimg7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365135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tidak terlihat seperti hamzah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444+04442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ibaca NYA</text:p>
          </table:table-cell>
          <table:table-cell office:value-type="string" table:style-name="ce1">
            <text:p>angka 4 nya kebanyakan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43424-24434 <text:s/>0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233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-54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354443432 <text:s/>3114107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41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6254247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6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62545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2">
            <text:p>42361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table:style-name="ce12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626725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table:style-name="ce8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8">
            <text:p>menyatu sama la nya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265543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2443 <text:s/>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523202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1">
          <table:table-cell table:style-name="ce4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5-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43+7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number-rows-repeated="1048545" table:style-name="ro1">
          <table:table-cell table:number-columns-repeated="16384"/>
        </table:table-row>
      </table:table>
      <table:table table:name="p03-lineimg8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3</text:span>-lineimg8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+54443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2223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2" table:style-name="ce9">
            <text:p>di graph dan di anotasinya berbeda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2">
            <text:p>-00121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8"/>
          <table:table-cell table:style-name="ce1"/>
          <table:table-cell office:value-type="string" table:style-name="ce1">
            <text:p><text:span text:style-name="T2">graph</text:span>-p03-lineimg8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44327311032 <text:s/>3244320317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2">
            <text:p>percabangan ada di awal dan akhir, titiknya ikut ke kaf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7012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itiknya ikut ke kaf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5-555-5516665</text:p>
          </table:table-cell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garis - pertama adalah titik dari ghin, dan garis - kedua titik dari ta</text:p>
          </table:table-cell>
          <table:table-cell table:style-name="ce1"/>
          <table:table-cell office:value-type="string" table:style-name="ce1">
            <text:p>p03-lineimg8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35754443432211214242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hilang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444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titiknya hilang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5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33531+0533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443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44-40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37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635444444242+7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553 <text:s/>1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255522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2">
            <text:p>544456666143</text:p>
          </table:table-cell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1">
            <text:p>533+52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4">
            <text:p>553143107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544432 <text:s/>4452310+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ercabangannya terputu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5655 <text:s/>665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5555341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244-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1">
            <text:p>+54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p03-lineimg9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3</text:span>-lineimg9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6553533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355255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55553042 <text:s/>3236203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3231421077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style-name="ce1"/>
          <table:table-cell office:value-type="string" table:style-name="ce1">
            <text:p><text:span text:style-name="T2">graph</text:span>-p03-lineimg9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2356641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54272107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515555341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p03-lineimg9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444-4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422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333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-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353364755532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4-4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24321213+05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idak ada lengkungan bawahny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735515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45+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40725-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45634557306662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2">
            <text:p>62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1">
            <text:p>65-444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55+44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8">
            <text:p>terputus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5" table:style-name="ce5">
            <text:p>tidak ada anotasinya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style-name="ce2"/>
          <table:table-cell table:number-columns-repeated="16377" table:style-name="ce1"/>
        </table:table-row>
        <table:table-row table:style-name="ro1">
          <table:table-cell table:style-name="ce4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3-lineimg11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3</text:span>-lineimg11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5354-4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number-columns-spanned="1" table:number-rows-spanned="2" table:style-name="ce10"/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44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65455553143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2662565333522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75763605546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8"/>
          <table:table-cell table:style-name="ce1"/>
          <table:table-cell office:value-type="string" table:style-name="ce1">
            <text:p><text:span text:style-name="T2">graph</text:span>-p03-lineimg11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7555544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75653435600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03-lineimg11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35544342503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7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3325354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53555441735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2544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string" table:number-columns-spanned="1" table:number-rows-spanned="6" table:style-name="ce5">
            <text:p>bacaan aslinya LELAJU</text:p>
          </table:table-cell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33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covered-table-cell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261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covered-table-cell/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5532143107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covered-table-cell/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5363575570-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covered-table-cell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53475747075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">
            <text:p>6443544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2">
            <text:p>2445 <text:s/>6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4657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8">
            <text:p>bundaran mimnya tidak penuh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253+55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2" table:style-name="ce3">
            <text:p>terputus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10+41433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4">
            <text:p>24 <text:s/>22311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354444403352431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p03-lineimg13" table:style-name="ta3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3</text:span>-lineimg13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5551556626265647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table:style-name="ce1"/>
          <table:table-cell table:number-columns-spanned="1" table:number-rows-spanned="2" table:style-name="ce10"/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2523+462040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covered-table-cell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53535555321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2627654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35465554313034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8"/>
          <table:table-cell table:style-name="ce1"/>
          <table:table-cell office:value-type="string" table:style-name="ce1">
            <text:p><text:span text:style-name="T2">graph</text:span>-p03-lineimg13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2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515-3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+54444377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03-lineimg13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22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table:style-name="ce2"/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633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2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table:style-name="ce2"/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766543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524567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626631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33+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2">
            <text:p>ada tasydid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666141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5222+6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string" table:style-name="ce2">
            <text:p>ada tasydi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5245667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1">
            <text:p>44-3646404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535544434754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2654-2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145332307715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idak ada lengkungan bawahnya dan tidak ada titiknya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terputus dan 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556667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4">
            <text:p>35532420544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52024</text:p>
          </table:table-cell>
          <table:table-cell office:value-type="string" table:style-name="ce6">
            <text:p>ه</text:p>
          </table:table-cell>
          <table:table-cell office:value-type="float" office:value="33" table:style-name="ce6">
            <text:p>33</text:p>
          </table:table-cell>
          <table:table-cell table:style-name="ce1"/>
          <table:table-cell office:value-type="string" table:number-columns-spanned="1" table:number-rows-spanned="3" table:style-name="ce5">
            <text:p>tidak diketahui bacaan apa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32513</text:p>
          </table:table-cell>
          <table:table-cell office:value-type="string" table:style-name="ce6">
            <text:p>ع</text:p>
          </table:table-cell>
          <table:table-cell office:value-type="float" office:value="20" table:style-name="ce6">
            <text:p>20</text:p>
          </table:table-cell>
          <table:table-cell table:style-name="ce1"/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6">
            <text:p>ا</text:p>
          </table:table-cell>
          <table:table-cell office:value-type="float" office:value="1" table:style-name="ce6">
            <text:p>1</text:p>
          </table:table-cell>
          <table:table-cell table:style-name="ce1"/>
          <table:covered-table-cell/>
          <table:table-cell table:number-columns-repeated="16379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03-lineimg14" table:style-name="ta2">
        <table:table-column table:style-name="co16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3</text:span>-lineimg14.png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number-columns-spanned="1" table:number-rows-spanned="2" table:style-name="ce10"/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8"/>
          <table:table-cell table:style-name="ce1"/>
          <table:table-cell office:value-type="string" table:style-name="ce1">
            <text:p><text:span text:style-name="T2">graph</text:span>-p03-lineimg14.png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p03-lineimg14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0202536560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2">
            <text:p>tidak ada titiknya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445445342766746636540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3452563415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336457457426222 0015<text:s/></text:p>
          </table:table-cell>
          <table:table-cell office:value-type="string" table:style-name="ce1">
            <text:p>ط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4713310750444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75635544 <text:s/>32+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254734+2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2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2">
            <text:p>hila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+0141213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01122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76534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-3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336544444 <text:s/>313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421+3+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1">
          <table:table-cell table:style-name="ce4"/>
          <table:table-cell table:number-columns-repeated="4" table:style-name="ce1"/>
          <table:table-cell table:style-name="ce8"/>
          <table:table-cell table:number-columns-repeated="16378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7-lineimg0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7</text:span>-lineimg0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54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354-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1414335 <text:s/>302+7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4445254434302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1363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8"/>
          <table:table-cell table:style-name="ce1"/>
          <table:table-cell office:value-type="string" table:style-name="ce1">
            <text:p><text:span text:style-name="T2">graph</text:span>-p07-lineimg0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2444+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443204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p07-lineimg0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013+</text:p>
          </table:table-cell>
          <table:table-cell office:value-type="string" table:style-name="ce1">
            <text:p>ذ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-544437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2420442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+5354 <text:s/>2+1+3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45 <text:s/>2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4360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46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+444030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2">
            <text:p>3436473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1">
            <text:p>5-43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522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8">
            <text:p>hilang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544444+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5"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1">
          <table:table-cell table:style-name="ce4"/>
          <table:table-cell table:number-columns-repeated="4" table:style-name="ce1"/>
          <table:table-cell table:style-name="ce8"/>
          <table:table-cell table:number-columns-repeated="16378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7-lineimg1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7</text:span>-lineimg1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3463665431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44-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5355532034+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3675043 <text:s/>5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41+43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style-name="ce1"/>
          <table:table-cell office:value-type="string" table:style-name="ce1">
            <text:p><text:span text:style-name="T2">graph</text:span>-p07-lineimg1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434 <text:s/>223101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3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0132436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07-lineimg1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44+43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7635443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1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itiknya ikut di kaf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-55526266540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garis - titiknya nu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3547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terputus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+0052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+5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346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2">
            <text:p>terputus, Cuma ada bundarannya saj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5551556654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1">
            <text:p>52444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itiknya ikut di kaf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5-55561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garis - titiknya nun</text:p>
          </table:table-cell>
          <table:table-cell table:number-columns-repeated="16378" table:style-name="ce1"/>
        </table:table-row>
        <table:table-row table:style-name="ro2">
          <table:table-cell table:style-name="ce1"/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2" table:style-name="ce9">
            <text:p>terputus dari kaf jadinya di graph ada tapi di anotasi tidak ada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1">
            <text:p>66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532+03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idak ada lengkungan bawahny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4444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4">
            <text:p>53506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3" table:style-name="ce5">
            <text:p>tidak jelas tulisannya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ibaca NYA</text:p>
          </table:table-cell>
          <table:covered-table-cell/>
          <table:table-cell table:number-columns-repeated="16378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07-lineimg2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7</text:span>-lineimg2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53446745533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2553525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234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2" table:style-name="ce13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style-name="ce1"/>
          <table:table-cell office:value-type="string" table:style-name="ce1">
            <text:p><text:span text:style-name="T2">graph</text:span>-p07-lineimg2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454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454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7262650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07-lineimg2.png<text:span text:style-name="T2">.log</text:span></text:p>
          </table:table-cell>
          <table:table-cell table:number-columns-repeated="16376" table:style-name="ce1"/>
        </table:table-row>
        <table:table-row table:style-name="ro3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di graph ada tapi di anotasi tidak ada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455551434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7535 <text:s/>77412</text:p>
          </table:table-cell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012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+621556773130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5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titiknya ikut di wawu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453551+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anda + titiknya t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erpotong hurufnya tidak terlihat jela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556437544576667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2">
            <text:p>535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1">
            <text:p>5554+44437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ibaca NY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5-4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545435443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5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erpotong hurufnya tidak terlihat jela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0112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1">
          <table:table-cell table:style-name="ce4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2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346754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number-rows-repeated="1048545" table:style-name="ro1">
          <table:table-cell table:number-columns-repeated="16384"/>
        </table:table-row>
      </table:table>
      <table:table table:name="p07-lineimg3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7</text:span>-lineimg3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33+4265605533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14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7353540-07124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32455320+5567001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4353215-3515034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8"/>
          <table:table-cell table:style-name="ce1"/>
          <table:table-cell office:value-type="string" table:style-name="ce1">
            <text:p><text:span text:style-name="T2">graph</text:span>-p07-lineimg3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12544424242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32+414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07-lineimg3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+54434325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ibaca NYA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-3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3" table:style-name="ce3">
            <text:p>hilang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covered-table-cell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-40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663 <text:s/>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752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2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4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2">
            <text:p>652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1">
            <text:p>5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nya hila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4-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4">
            <text:p>52327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353557303+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6664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+5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2265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1">
          <table:table-cell table:style-name="ce4"/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45-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4+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anda + titiknya y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025-27160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07-lineimg4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7</text:span>-lineimg4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34573474 <text:s text:c="2"/>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401653544403131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1120101235240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4-332</text:p>
          </table:table-cell>
          <table:table-cell office:value-type="string" table:style-name="ce1">
            <text:p>ی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8"/>
          <table:table-cell table:style-name="ce1"/>
          <table:table-cell office:value-type="string" table:style-name="ce1">
            <text:p><text:span text:style-name="T2">graph</text:span>-p07-lineimg4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1353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554+454364+67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764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p07-lineimg4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155762654</text:p>
          </table:table-cell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52566673031134+53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55454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6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6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2">
            <text:p>tidak jelas hurufny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353+64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33+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2" table:style-name="ce3">
            <text:p>terputus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2">
            <text:p>355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1">
            <text:p>54-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3545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125342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5555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556404354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14 <text:s/>2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4">
            <text:p>3+54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+5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3313+0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2">
            <text:p>terputus, Cuma ada bundarannya saja</text:p>
          </table:table-cell>
          <table:table-cell table:number-columns-repeated="16378" table:style-name="ce1"/>
        </table:table-row>
        <table:table-row table:number-rows-repeated="1048545" table:style-name="ro1">
          <table:table-cell table:number-columns-repeated="16384"/>
        </table:table-row>
      </table:table>
      <table:table table:name="p07-lineimg5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7</text:span>-lineimg5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212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422+413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44+4472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64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8"/>
          <table:table-cell table:style-name="ce1"/>
          <table:table-cell office:value-type="string" table:style-name="ce1">
            <text:p><text:span text:style-name="T2">graph</text:span>-p07-lineimg5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dak ada titiknya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555454364+60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07-lineimg5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6376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di graph ada tapi di anotasi tidak ada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662555543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644+4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56310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34554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dak ada titikny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43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dak ada titikny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+4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6305-7444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2">
            <text:p>43534+77556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1">
            <text:p>666146 <text:s/>7005263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255 <text:s/>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36452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022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5444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22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4">
            <text:p>4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dak ada titikny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324544443 <text:s/>3+43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24631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dak ada titikny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4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otong hurufnya</text:p>
          </table:table-cell>
          <table:table-cell table:number-columns-repeated="16378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07-lineimg7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7</text:span>-lineimg7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5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254325217356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5455766554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4443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2">
            <text:p>titiknya ikut di kaf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5-56566653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8">
            <text:p>tanda - titiknya nun</text:p>
          </table:table-cell>
          <table:table-cell table:style-name="ce1"/>
          <table:table-cell office:value-type="string" table:style-name="ce1">
            <text:p><text:span text:style-name="T2">graph</text:span>-p07-lineimg7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5+2420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6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07-lineimg7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hilang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7155556666656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0445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32353557210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635357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6544-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di graph ada tapi di anotasi tidak a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terputus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652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431404 <text:s/>2352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46751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2">
            <text:p>5555545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2">
            <text:p>623256 <text:s/>67142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36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6636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8">
            <text:p>terputus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64323654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32+5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4">
            <text:p>-45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342556303+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-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65544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07-lineimg9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7</text:span>-lineimg9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6434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idak ada titiknya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365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+34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614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style-name="ce1"/>
          <table:table-cell office:value-type="string" table:style-name="ce1">
            <text:p><text:span text:style-name="T2">graph</text:span>-p07-lineimg9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4+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421543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55 <text:s/>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p07-lineimg9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634612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6444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di graph ada tapi di anotasi tidak ada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+771401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43524 <text:s/>217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47460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22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2">
            <text:p>terputu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54747-4045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5544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202375422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266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2">
            <text:p>55514 <text:s/>56754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3654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36-46405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2" table:style-name="ce3">
            <text:p>bergabung graph nya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1">
            <text:p>375344434433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6665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4143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4">
            <text:p>6544343333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02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5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54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22661031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  <table:table table:name="p07-lineimg11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7</text:span>-lineimg11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56553453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idak ada titiknya</text:p>
          </table:table-cell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terputus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8">
            <text:p>tidak jelas hurufnya</text:p>
          </table:table-cell>
          <table:table-cell table:style-name="ce1"/>
          <table:table-cell office:value-type="string" table:style-name="ce1">
            <text:p><text:span text:style-name="T2">graph</text:span>-p07-lineimg11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353+654434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6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4223+3444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07-lineimg11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443+43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4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5-443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3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2" table:style-name="ce11">
            <text:p>tergabung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755-45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76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di graph ada tapi di anotasi tidak ad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3642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2">
            <text:p>544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2">
            <text:p>3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2354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4">
            <text:p>5-4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543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4346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53416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254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1">
          <table:table-cell table:style-name="ce4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5444+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0202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2" table:style-name="ce3">
            <text:p>terputu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/>
        </table:table-row>
        <table:table-row table:number-rows-repeated="1048542" table:style-name="ro1">
          <table:table-cell table:number-columns-repeated="16384"/>
        </table:table-row>
      </table:table>
      <table:table table:name="p07-lineimg12" table:style-name="ta3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7</text:span>-lineimg12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626655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7647354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6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8"/>
          <table:table-cell table:style-name="ce1"/>
          <table:table-cell office:value-type="string" table:style-name="ce1">
            <text:p><text:span text:style-name="T2">graph</text:span>-p07-lineimg12.png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64543+0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51354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p07-lineimg12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5555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3456357454 <text:s/>005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4-2324257-2 <text:s/>2222</text:p>
          </table:table-cell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1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122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4544354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44+4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54444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34524 <text:s/>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3+5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1">
            <text:p>63554404 <text:s/>35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3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8">
            <text:p>terputu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4343253655444440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4444444447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8">
            <text:p>tidak ada titiknya</text:p>
          </table:table-cell>
          <table:table-cell table:style-name="ce2"/>
          <table:table-cell table:number-columns-repeated="16377" table:style-name="ce1"/>
        </table:table-row>
        <table:table-row table:style-name="ro1">
          <table:table-cell table:style-name="ce4"/>
          <table:table-cell table:number-columns-repeated="4" table:style-name="ce1"/>
          <table:table-cell table:style-name="ce8"/>
          <table:table-cell table:number-columns-repeated="16378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7-lineimg13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7</text:span>-lineimg13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464242434 <text:s/>02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-14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452303243+55600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375355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77555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style-name="ce1"/>
          <table:table-cell office:value-type="string" table:style-name="ce1">
            <text:p><text:span text:style-name="T2">graph</text:span>-p07-lineimg13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365415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65524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07-lineimg13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4346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utus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3544121426543 <text:s/>07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7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242543 <text:s/>2+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2+341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35-464044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terputu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22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63655424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01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2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3324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6565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5-44437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22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53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335443 <text:s/>20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4">
            <text:p>45-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20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32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554404443+7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  <table:table table:name="p07-lineimg14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7</text:span>-lineimg14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47-5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35555531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3243635707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763631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style-name="ce1"/>
          <table:table-cell office:value-type="string" table:style-name="ce1">
            <text:p><text:span text:style-name="T2">graph</text:span>-p07-lineimg14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53405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453244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341431340325242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07-lineimg14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62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43+5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54443+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55555166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727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4521+74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755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443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tidak ada titik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4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itiknya ikut di ai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24522011+334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2">
            <text:p>tanda + titiknya nu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653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1">
            <text:p>544+40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6-427 <text:s/>5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4" table:style-name="ce13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style-name="ce2"/>
          <table:table-cell table:number-columns-repeated="16377" table:style-name="ce1"/>
        </table:table-row>
        <table:table-row table:style-name="ro1">
          <table:table-cell table:style-name="ce4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24-43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3123+5665443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034+32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07-lineimg16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7</text:span>-lineimg16.png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72531547</text:p>
          </table:table-cell>
          <table:table-cell office:value-type="string" table:style-name="ce14">
            <text:p>د</text:p>
          </table:table-cell>
          <table:table-cell office:value-type="float" office:value="10" table:style-name="ce14">
            <text:p>10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5544</text:p>
          </table:table-cell>
          <table:table-cell office:value-type="string" table:style-name="ce14">
            <text:p>ي</text:p>
          </table:table-cell>
          <table:table-cell office:value-type="float" office:value="35" table:style-name="ce14">
            <text:p>35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14">
            <text:p>titik pada ya' berada di dal</text:p>
          </table:table-cell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766454</text:p>
          </table:table-cell>
          <table:table-cell office:value-type="string" table:style-name="ce14">
            <text:p>ر</text:p>
          </table:table-cell>
          <table:table-cell office:value-type="float" office:value="12" table:style-name="ce14">
            <text:p>12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7375-54-40-35</text:p>
          </table:table-cell>
          <table:table-cell office:value-type="string" table:style-name="ce14">
            <text:p>ي</text:p>
          </table:table-cell>
          <table:table-cell office:value-type="float" office:value="35" table:style-name="ce14">
            <text:p>35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style-name="ce2"/>
          <table:table-cell table:number-columns-repeated="16378" table:style-name="ce1"/>
        </table:table-row>
        <table:table-row table:style-name="ro4">
          <table:table-cell office:value-type="string" table:style-name="ce14">
            <text:p>6666</text:p>
          </table:table-cell>
          <table:table-cell office:value-type="string" table:style-name="ce14">
            <text:p>ا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style-name="ce8"/>
          <table:table-cell table:style-name="ce1"/>
          <table:table-cell office:value-type="string" table:style-name="ce1">
            <text:p><text:span text:style-name="T2">graph</text:span>-p07-lineimg16.png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555-155666614314</text:p>
          </table:table-cell>
          <table:table-cell office:value-type="string" table:style-name="ce14">
            <text:p>ک</text:p>
          </table:table-cell>
          <table:table-cell office:value-type="float" office:value="26" table:style-name="ce14">
            <text:p>26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355444+43+5</text:p>
          </table:table-cell>
          <table:table-cell office:value-type="string" table:style-name="ce14">
            <text:p>ن</text:p>
          </table:table-cell>
          <table:table-cell office:value-type="float" office:value="30" table:style-name="ce14">
            <text:p>30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number-columns-repeated="16379" table:style-name="ce1"/>
        </table:table-row>
        <table:table-row table:style-name="ro4">
          <table:table-cell office:value-type="string" table:style-name="ce14">
            <text:p>544236454</text:p>
          </table:table-cell>
          <table:table-cell office:value-type="string" table:style-name="ce14">
            <text:p>م</text:p>
          </table:table-cell>
          <table:table-cell office:value-type="float" office:value="29" table:style-name="ce14">
            <text:p>29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p07-lineimg16.png<text:span text:style-name="T2">.log</text:span>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2273</text:p>
          </table:table-cell>
          <table:table-cell office:value-type="string" table:style-name="ce14">
            <text:p>ا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554+7</text:p>
          </table:table-cell>
          <table:table-cell office:value-type="string" table:style-name="ce14">
            <text:p>ت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4-4-44-32</text:p>
          </table:table-cell>
          <table:table-cell office:value-type="string" table:style-name="ce14">
            <text:p>ي</text:p>
          </table:table-cell>
          <table:table-cell office:value-type="float" office:value="35" table:style-name="ce14">
            <text:p>35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45-425443</text:p>
          </table:table-cell>
          <table:table-cell office:value-type="string" table:style-name="ce14">
            <text:p>ج</text:p>
          </table:table-cell>
          <table:table-cell office:value-type="float" office:value="6" table:style-name="ce14">
            <text:p>6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number-columns-repeated="16379" table:style-name="ce1"/>
        </table:table-row>
        <table:table-row table:style-name="ro4">
          <table:table-cell office:value-type="string" table:style-name="ce14">
            <text:p>4322</text:p>
          </table:table-cell>
          <table:table-cell office:value-type="string" table:style-name="ce14">
            <text:p>ا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4531644</text:p>
          </table:table-cell>
          <table:table-cell office:value-type="string" table:style-name="ce14">
            <text:p>ڠ</text:p>
          </table:table-cell>
          <table:table-cell office:value-type="float" office:value="22" table:style-name="ce14">
            <text:p>22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4+544</text:p>
          </table:table-cell>
          <table:table-cell office:value-type="string" table:style-name="ce14">
            <text:p>ن</text:p>
          </table:table-cell>
          <table:table-cell office:value-type="float" office:value="30" table:style-name="ce14">
            <text:p>30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326</text:p>
          </table:table-cell>
          <table:table-cell office:value-type="string" table:style-name="ce14">
            <text:p>ل</text:p>
          </table:table-cell>
          <table:table-cell office:value-type="float" office:value="28" table:style-name="ce14">
            <text:p>28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543</text:p>
          </table:table-cell>
          <table:table-cell office:value-type="string" table:style-name="ce14">
            <text:p>ه</text:p>
          </table:table-cell>
          <table:table-cell office:value-type="float" office:value="33" table:style-name="ce14">
            <text:p>33</text:p>
          </table:table-cell>
          <table:table-cell office:value-type="float" office:value="3" table:style-name="ce14">
            <text:p>3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54432+</text:p>
          </table:table-cell>
          <table:table-cell office:value-type="string" table:style-name="ce14">
            <text:p>ت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4531+33+523</text:p>
          </table:table-cell>
          <table:table-cell office:value-type="string" table:style-name="ce14">
            <text:p>ق</text:p>
          </table:table-cell>
          <table:table-cell office:value-type="float" office:value="25" table:style-name="ce14">
            <text:p>25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4">
          <table:table-cell office:value-type="string" table:style-name="ce14">
            <text:p>54341424 <text:s/>1075</text:p>
          </table:table-cell>
          <table:table-cell office:value-type="string" table:style-name="ce14">
            <text:p>ص</text:p>
          </table:table-cell>
          <table:table-cell office:value-type="float" office:value="16" table:style-name="ce14">
            <text:p>16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4">
          <table:table-cell office:value-type="string" table:style-name="ce14">
            <text:p>314-301</text:p>
          </table:table-cell>
          <table:table-cell office:value-type="string" table:style-name="ce14">
            <text:p>ي</text:p>
          </table:table-cell>
          <table:table-cell office:value-type="float" office:value="35" table:style-name="ce14">
            <text:p>35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5655</text:p>
          </table:table-cell>
          <table:table-cell office:value-type="string" table:style-name="ce14">
            <text:p>ر</text:p>
          </table:table-cell>
          <table:table-cell office:value-type="float" office:value="12" table:style-name="ce14">
            <text:p>12</text:p>
          </table:table-cell>
          <table:table-cell office:value-type="float" office:value="3" table:style-name="ce14">
            <text:p>3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4">
          <table:table-cell office:value-type="string" table:style-name="ce14">
            <text:p>-453</text:p>
          </table:table-cell>
          <table:table-cell office:value-type="string" table:style-name="ce14">
            <text:p>ب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4">
          <table:table-cell office:value-type="string" table:style-name="ce14">
            <text:p>655515</text:p>
          </table:table-cell>
          <table:table-cell office:value-type="string" table:style-name="ce14">
            <text:p>ر</text:p>
          </table:table-cell>
          <table:table-cell office:value-type="float" office:value="12" table:style-name="ce14">
            <text:p>12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65741+76</text:p>
          </table:table-cell>
          <table:table-cell office:value-type="string" table:style-name="ce14">
            <text:p>ب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54242055443</text:p>
          </table:table-cell>
          <table:table-cell office:value-type="string" table:style-name="ce14">
            <text:p>و</text:p>
          </table:table-cell>
          <table:table-cell office:value-type="float" office:value="31" table:style-name="ce14">
            <text:p>31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3475</text:p>
          </table:table-cell>
          <table:table-cell office:value-type="string" table:style-name="ce14">
            <text:p>ة</text:p>
          </table:table-cell>
          <table:table-cell office:value-type="float" office:value="4" table:style-name="ce14">
            <text:p>4</text:p>
          </table:table-cell>
          <table:table-cell office:value-type="float" office:value="3" table:style-name="ce14">
            <text:p>3</text:p>
          </table:table-cell>
          <table:table-cell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1">
          <table:table-cell table:style-name="ce4"/>
          <table:table-cell table:number-columns-repeated="4" table:style-name="ce1"/>
          <table:table-cell table:style-name="ce8"/>
          <table:table-cell table:number-columns-repeated="16378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lookup2" table:style-name="ta2">
        <table:table-column table:style-name="co2" table:number-columns-repeated="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چ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خ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ذ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ز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ش</text:p>
          </table:table-cell>
          <table:table-cell office:value-type="float" office:value="15" table:style-name="ce1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ض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ط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ظ</text:p>
          </table:table-cell>
          <table:table-cell office:value-type="float" office:value="19" table:style-name="ce1">
            <text:p>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غ</text:p>
          </table:table-cell>
          <table:table-cell office:value-type="float" office:value="21" table:style-name="ce1">
            <text:p>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ۏ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ی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ڽ</text:p>
          </table:table-cell>
          <table:table-cell office:value-type="float" office:value="37" table:style-name="ce1">
            <text:p>37</text:p>
          </table:table-cell>
          <table:table-cell table:number-columns-repeated="16382"/>
        </table:table-row>
        <table:table-row table:number-rows-repeated="1048539" table:style-name="ro1">
          <table:table-cell table:number-columns-repeated="16384"/>
        </table:table-row>
      </table:table>
      <table:table table:name="p09-lineimg0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9</text:span>-lineimg0.png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576157055507050353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263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14"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76057554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7 <text:s/>543072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4">
            <text:p>3</text:p>
          </table:table-cell>
          <table:table-cell table:style-name="ce14"/>
          <table:table-cell office:value-type="string" table:style-name="ce2">
            <text:p>percabangannya terpecah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776641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4">
            <text:p>0</text:p>
          </table:table-cell>
          <table:table-cell table:style-name="ce14"/>
          <table:table-cell table:style-name="ce8"/>
          <table:table-cell table:style-name="ce1"/>
          <table:table-cell office:value-type="string" table:style-name="ce1">
            <text:p><text:span text:style-name="T2">graph</text:span>-p09-lineimg0.png</text:p>
          </table:table-cell>
          <table:table-cell table:number-columns-repeated="16376" table:style-name="ce1"/>
        </table:table-row>
        <table:table-row table:style-name="ro4">
          <table:table-cell table:style-name="ce14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4">
            <text:p>1</text:p>
          </table:table-cell>
          <table:table-cell table:style-name="ce14"/>
          <table:table-cell office:value-type="string" table:style-name="ce1">
            <text:p>di graph ada di anotasi tidak ada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00-3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16379" table:style-name="ce1"/>
        </table:table-row>
        <table:table-row table:style-name="ro4">
          <table:table-cell office:value-type="string" table:style-name="ce14">
            <text:p>554577767675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p09-lineimg0.png<text:span text:style-name="T2">.log</text:span>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53354706 <text:s/>544430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2">
            <text:p>percabangannya terpecah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7+6771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577544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7554+45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1">
            <text:p>tanda + itu alif</text:p>
          </table:table-cell>
          <table:table-cell table:number-columns-repeated="16378" table:style-name="ce1"/>
        </table:table-row>
        <table:table-row table:style-name="ro4">
          <table:table-cell table:style-name="ce14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1">
            <text:p>di graph ada di anotasi tidak ada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50575657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2">
            <text:p>tidak ada titikny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65544-0-3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4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55554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4">
            <text:p>1</text:p>
          </table:table-cell>
          <table:table-cell table:style-name="ce1"/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4">
          <table:table-cell table:number-columns-repeated="3" table:style-name="ce14"/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2">
            <text:p>tidak jelas huruf ap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6544+1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4">
            <text:p>3</text:p>
          </table:table-cell>
          <table:table-cell table:number-columns-repeated="16380" table:style-name="ce1"/>
        </table:table-row>
        <table:table-row table:style-name="ro4">
          <table:table-cell table:style-name="ce14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4">
            <text:p>1</text:p>
          </table:table-cell>
          <table:table-cell table:style-name="ce1"/>
          <table:table-cell office:value-type="string" table:style-name="ce1">
            <text:p>di graph ada di anotasi tidak ada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01130460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4">
          <table:table-cell office:value-type="string" table:style-name="ce14">
            <text:p>5 <text:s/>43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1">
            <text:p>tidak ada titik dan percabangannya terpecah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43162+77554443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4">
          <table:table-cell office:value-type="string" table:style-name="ce14">
            <text:p>+34164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4">
          <table:table-cell office:value-type="string" table:style-name="ce14">
            <text:p>70655544+440+0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4">
            <text:p>3</text:p>
          </table:table-cell>
          <table:table-cell table:style-name="ce1"/>
          <table:table-cell office:value-type="string" table:style-name="ce1">
            <text:p>dibaca NYA</text:p>
          </table:table-cell>
          <table:table-cell table:number-columns-repeated="16378" table:style-name="ce1"/>
        </table:table-row>
        <table:table-row table:number-rows-repeated="2" table:style-name="ro4">
          <table:table-cell table:number-columns-repeated="4" table:style-name="ce14"/>
          <table:table-cell table:number-columns-repeated="16380" table:style-name="ce1"/>
        </table:table-row>
        <table:table-row table:style-name="ro4">
          <table:table-cell table:number-columns-repeated="4" table:style-name="ce14"/>
          <table:table-cell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1">
          <table:table-cell table:style-name="ce4"/>
          <table:table-cell table:number-columns-repeated="4" table:style-name="ce1"/>
          <table:table-cell table:style-name="ce8"/>
          <table:table-cell table:number-columns-repeated="16378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9-lineimg1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9</text:span>-lineimg1.png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535775443534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277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14"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4">
          <table:table-cell table:style-name="ce14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table:style-name="ce14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style-name="ce2"/>
          <table:table-cell table:number-columns-repeated="16378" table:style-name="ce1"/>
        </table:table-row>
        <table:table-row table:style-name="ro4">
          <table:table-cell office:value-type="string" table:style-name="ce14">
            <text:p>151555666655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style-name="ce8"/>
          <table:table-cell table:style-name="ce1"/>
          <table:table-cell office:value-type="string" table:style-name="ce1">
            <text:p><text:span text:style-name="T2">graph</text:span>-p09-lineimg1.png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4202442+7730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343564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16379" table:style-name="ce1"/>
        </table:table-row>
        <table:table-row table:style-name="ro4">
          <table:table-cell table:style-name="ce14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4">
            <text:p>3</text:p>
          </table:table-cell>
          <table:table-cell table:style-name="ce14"/>
          <table:table-cell office:value-type="string" table:style-name="ce1">
            <text:p>hilang</text:p>
          </table:table-cell>
          <table:table-cell table:style-name="ce1"/>
          <table:table-cell office:value-type="string" table:style-name="ce1">
            <text:p>p09-lineimg1.png<text:span text:style-name="T2">.log</text:span>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5655545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style-name="ce2"/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252325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352574043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15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16379" table:style-name="ce1"/>
        </table:table-row>
        <table:table-row table:style-name="ro4">
          <table:table-cell office:value-type="string" table:style-name="ce14">
            <text:p>5360443+0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5540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333+575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3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55-75-54+1-0-</text:p>
          </table:table-cell>
          <table:table-cell office:value-type="string" table:style-name="ce1">
            <text:p>ي</text:p>
          </table:table-cell>
          <table:table-cell office:value-type="float" office:value="35" table:style-name="ce14">
            <text:p>35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4">
          <table:table-cell table:style-name="ce14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7554+07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4">
            <text:p>3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01106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4">
            <text:p>1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4">
          <table:table-cell office:value-type="string" table:style-name="ce14">
            <text:p>0-0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6071756157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4">
          <table:table-cell office:value-type="string" table:style-name="ce14">
            <text:p>4343+57 <text:s/>5534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4">
            <text:p>3</text:p>
          </table:table-cell>
          <table:table-cell table:style-name="ce1"/>
          <table:table-cell office:value-type="string" table:style-name="ce8">
            <text:p>tanda + titiknya fa dan percabanganya terpecah</text:p>
          </table:table-cell>
          <table:table-cell table:number-columns-repeated="16378" table:style-name="ce1"/>
        </table:table-row>
        <table:table-row table:style-name="ro4">
          <table:table-cell table:style-name="ce14"/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4">
            <text:p>1</text:p>
          </table:table-cell>
          <table:table-cell table:number-columns-repeated="16380" table:style-name="ce1"/>
        </table:table-row>
        <table:table-row table:style-name="ro4">
          <table:table-cell table:style-name="ce14"/>
          <table:table-cell office:value-type="string" table:style-name="ce1">
            <text:p>ل</text:p>
          </table:table-cell>
          <table:table-cell office:value-type="float" office:value="28" table:style-name="ce14">
            <text:p>28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table:style-name="ce14"/>
          <table:table-cell office:value-type="string" table:style-name="ce1">
            <text:p>ا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676065453427</text:p>
          </table:table-cell>
          <table:table-cell office:value-type="string" table:style-name="ce1">
            <text:p>و</text:p>
          </table:table-cell>
          <table:table-cell office:value-type="float" office:value="31" table:style-name="ce14">
            <text:p>31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4">
          <table:table-cell office:value-type="string" table:style-name="ce4">
            <text:p>2+11+7</text:p>
          </table:table-cell>
          <table:table-cell office:value-type="string" table:style-name="ce1">
            <text:p>ة</text:p>
          </table:table-cell>
          <table:table-cell office:value-type="float" office:value="4" table:style-name="ce14">
            <text:p>4</text:p>
          </table:table-cell>
          <table:table-cell office:value-type="float" office:value="3" table:style-name="ce14">
            <text:p>3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9-lineimg2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9</text:span>-lineimg2.png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14"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4">
          <table:table-cell table:style-name="ce14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table:style-name="ce14"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style-name="ce2"/>
          <table:table-cell table:number-columns-repeated="16378" table:style-name="ce1"/>
        </table:table-row>
        <table:table-row table:style-name="ro4">
          <table:table-cell office:value-type="string" table:style-name="ce14">
            <text:p>766404+</text:p>
          </table:table-cell>
          <table:table-cell office:value-type="string" table:style-name="ce1">
            <text:p>ش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style-name="ce8"/>
          <table:table-cell table:style-name="ce1"/>
          <table:table-cell office:value-type="string" table:style-name="ce1">
            <text:p><text:span text:style-name="T2">graph</text:span>-p09-lineimg2.png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454-740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23464526255 <text:s/>01660</text:p>
          </table:table-cell>
          <table:table-cell office:value-type="string" table:style-name="ce1">
            <text:p>ط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1">
            <text:p>percabangannya terpecah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266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p09-lineimg2.png<text:span text:style-name="T2">.log</text:span>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76554+027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style-name="ce2"/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77675+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table:style-name="ce14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1">
            <text:p>di graph nya ada tapi di anotasi tidak ada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766540442+7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number-columns-repeated="16379" table:style-name="ce1"/>
        </table:table-row>
        <table:table-row table:style-name="ro4">
          <table:table-cell table:style-name="ce14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4">
            <text:p>1</text:p>
          </table:table-cell>
          <table:table-cell table:style-name="ce14"/>
          <table:table-cell office:value-type="string" table:style-name="ce1">
            <text:p>di graph nya ada tapi di anotasi tidak ada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70-52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666740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645- <text:s/>35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1">
            <text:p>percabangannya terpecah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5547544440277</text:p>
          </table:table-cell>
          <table:table-cell office:value-type="string" table:style-name="ce1">
            <text:p>س</text:p>
          </table:table-cell>
          <table:table-cell office:value-type="float" office:value="14" table:style-name="ce14">
            <text:p>14</text:p>
          </table:table-cell>
          <table:table-cell office:value-type="float" office:value="3" table:style-name="ce14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5057570143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4">
            <text:p>1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5">
            <text:p>5-4440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4">
          <table:table-cell office:value-type="string" table:style-name="ce14">
            <text:p>765403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355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4">
            <text:p>3</text:p>
          </table:table-cell>
          <table:table-cell table:style-name="ce1"/>
          <table:table-cell office:value-type="string" table:style-name="ce8">
            <text:p>titiknya ikut lam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711111-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4">
            <text:p>1</text:p>
          </table:table-cell>
          <table:table-cell table:style-name="ce1"/>
          <table:table-cell office:value-type="string" table:style-name="ce8">
            <text:p>titiknya ta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012706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555+57766605</text:p>
          </table:table-cell>
          <table:table-cell office:value-type="string" table:style-name="ce1">
            <text:p>ݢ</text:p>
          </table:table-cell>
          <table:table-cell office:value-type="float" office:value="27" table:style-name="ce14">
            <text:p>27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34545355706 <text:s/>5444302</text:p>
          </table:table-cell>
          <table:table-cell office:value-type="string" table:style-name="ce1">
            <text:p>و</text:p>
          </table:table-cell>
          <table:table-cell office:value-type="float" office:value="31" table:style-name="ce14">
            <text:p>31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1">
            <text:p>percabangannya terpecah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217</text:p>
          </table:table-cell>
          <table:table-cell office:value-type="string" table:style-name="ce1">
            <text:p>ه</text:p>
          </table:table-cell>
          <table:table-cell office:value-type="float" office:value="33" table:style-name="ce14">
            <text:p>33</text:p>
          </table:table-cell>
          <table:table-cell office:value-type="float" office:value="3" table:style-name="ce14">
            <text:p>3</text:p>
          </table:table-cell>
          <table:table-cell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1">
          <table:table-cell table:style-name="ce4"/>
          <table:table-cell table:number-columns-repeated="4" table:style-name="ce1"/>
          <table:table-cell table:style-name="ce8"/>
          <table:table-cell table:number-columns-repeated="16378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9-lineimg4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9</text:span>-lineimg4.png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51154656566<text:s text:c="2"/>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4">
            <text:p>1</text:p>
          </table:table-cell>
          <table:table-cell table:style-name="ce14"/>
          <table:table-cell office:value-type="string" table:style-name="ce1">
            <text:p>tidak ketemu percabangannya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5656-406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14"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543+431+60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0-111112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4">
            <text:p>1</text:p>
          </table:table-cell>
          <table:table-cell table:style-name="ce14"/>
          <table:table-cell office:value-type="string" table:style-name="ce2">
            <text:p>kebanyakan angka 1 nya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66555746 <text:s/>5700012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8">
            <text:p>percabangannya terpecah</text:p>
          </table:table-cell>
          <table:table-cell table:style-name="ce1"/>
          <table:table-cell office:value-type="string" table:style-name="ce1">
            <text:p><text:span text:style-name="T2">graph</text:span>-p09-lineimg4.png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22667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323556-3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16379" table:style-name="ce1"/>
        </table:table-row>
        <table:table-row table:style-name="ro4">
          <table:table-cell office:value-type="string" table:style-name="ce14">
            <text:p>54335626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4">
            <text:p>3</text:p>
          </table:table-cell>
          <table:table-cell table:style-name="ce14"/>
          <table:table-cell office:value-type="string" table:style-name="ce1">
            <text:p>tidak ada titiknya</text:p>
          </table:table-cell>
          <table:table-cell table:style-name="ce1"/>
          <table:table-cell office:value-type="string" table:style-name="ce1">
            <text:p>p09-lineimg4.png<text:span text:style-name="T2">.log</text:span>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7407535767070540433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style-name="ce2"/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4+4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365034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4">
          <table:table-cell table:style-name="ce14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6+7570755440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7655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4">
            <text:p>0</text:p>
          </table:table-cell>
          <table:table-cell table:style-name="ce14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645-7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4">
            <text:p>1</text:p>
          </table:table-cell>
          <table:table-cell table:style-name="ce1"/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434655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4">
            <text:p>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0106</text:p>
          </table:table-cell>
          <table:table-cell office:value-type="string" table:style-name="ce1">
            <text:p>ن</text:p>
          </table:table-cell>
          <table:table-cell office:value-type="float" office:value="30" table:style-name="ce14">
            <text:p>30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2">
            <text:p>tidak ada titikny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5776706 <text:s/>544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1">
            <text:p>percabangannya terpecah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5">
            <text:p>313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4">
            <text:p>3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0000300077501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4">
            <text:p>1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4">
          <table:table-cell office:value-type="string" table:style-name="ce14">
            <text:p>55555666664677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table:style-name="ce14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8">
            <text:p>hilang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444+ <text:s/>443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4">
            <text:p>3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4">
          <table:table-cell table:style-name="ce14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4">
            <text:p>1</text:p>
          </table:table-cell>
          <table:table-cell table:number-columns-repeated="16380" table:style-name="ce1"/>
        </table:table-row>
        <table:table-row table:style-name="ro4">
          <table:table-cell table:style-name="ce14"/>
          <table:table-cell office:value-type="string" table:style-name="ce1">
            <text:p>ا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501 <text:s/>6664</text:p>
          </table:table-cell>
          <table:table-cell office:value-type="string" table:style-name="ce1">
            <text:p>ک</text:p>
          </table:table-cell>
          <table:table-cell office:value-type="float" office:value="26" table:style-name="ce14">
            <text:p>26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43+1</text:p>
          </table:table-cell>
          <table:table-cell office:value-type="string" table:style-name="ce1">
            <text:p>ة</text:p>
          </table:table-cell>
          <table:table-cell office:value-type="float" office:value="4" table:style-name="ce14">
            <text:p>4</text:p>
          </table:table-cell>
          <table:table-cell office:value-type="float" office:value="3" table:style-name="ce14">
            <text:p>3</text:p>
          </table:table-cell>
          <table:table-cell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4">
          <table:table-cell office:value-type="string" table:style-name="ce4">
            <text:p>51-1166653</text:p>
          </table:table-cell>
          <table:table-cell office:value-type="string" table:style-name="ce1">
            <text:p>ک</text:p>
          </table:table-cell>
          <table:table-cell office:value-type="float" office:value="26" table:style-name="ce14">
            <text:p>26</text:p>
          </table:table-cell>
          <table:table-cell office:value-type="float" office:value="1" table:style-name="ce14">
            <text:p>1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4">
          <table:table-cell office:value-type="string" table:style-name="ce1">
            <text:p>5353+657</text:p>
          </table:table-cell>
          <table:table-cell office:value-type="string" table:style-name="ce1">
            <text:p>ف</text:p>
          </table:table-cell>
          <table:table-cell office:value-type="float" office:value="23" table:style-name="ce14">
            <text:p>23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43410</text:p>
          </table:table-cell>
          <table:table-cell office:value-type="string" table:style-name="ce1">
            <text:p>د</text:p>
          </table:table-cell>
          <table:table-cell office:value-type="float" office:value="10" table:style-name="ce14">
            <text:p>10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1">
            <text:p>huruf dal nya kurang jelas</text:p>
          </table:table-cell>
          <table:table-cell table:number-columns-repeated="16378" table:style-name="ce1"/>
        </table:table-row>
        <table:table-row table:style-name="ro4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4">
            <text:p>3</text:p>
          </table:table-cell>
          <table:table-cell table:style-name="ce1"/>
          <table:table-cell office:value-type="string" table:style-name="ce1">
            <text:p>di graphnya ada tapi di anotasi tidak ada</text:p>
          </table:table-cell>
          <table:table-cell table:number-columns-repeated="16378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09-lineimg5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9</text:span>-lineimg5.png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0103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467500607067 <text:s/>7554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14">
            <text:p>percabangannya ada di awal dan akhir</text:p>
          </table:table-cell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10566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5776707 <text:s/>55444302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style-name="ce2"/>
          <table:table-cell table:number-columns-repeated="16378" table:style-name="ce1"/>
        </table:table-row>
        <table:table-row table:style-name="ro4">
          <table:table-cell office:value-type="string" table:style-name="ce14">
            <text:p>3400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style-name="ce8"/>
          <table:table-cell table:style-name="ce1"/>
          <table:table-cell office:value-type="string" table:style-name="ce1">
            <text:p><text:span text:style-name="T2">graph</text:span>-p09-lineimg5.png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75534644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253+56653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16379" table:style-name="ce1"/>
        </table:table-row>
        <table:table-row table:style-name="ro4">
          <table:table-cell office:value-type="string" table:style-name="ce14">
            <text:p>27-27-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1">
            <text:p>tanda - tidak diketahui<text:s/></text:p>
          </table:table-cell>
          <table:table-cell table:style-name="ce1"/>
          <table:table-cell office:value-type="string" table:style-name="ce1">
            <text:p>p09-lineimg5.png<text:span text:style-name="T2">.log</text:span>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5060765-44402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style-name="ce2"/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4">
          <table:table-cell table:style-name="ce14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4">
            <text:p>3</text:p>
          </table:table-cell>
          <table:table-cell table:style-name="ce14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5744730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16379" table:style-name="ce1"/>
        </table:table-row>
        <table:table-row table:style-name="ro4">
          <table:table-cell office:value-type="string" table:style-name="ce14">
            <text:p>66553054440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345465+7654</text:p>
          </table:table-cell>
          <table:table-cell office:value-type="string" table:style-name="ce1">
            <text:p>ؤ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56153+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4">
            <text:p>1</text:p>
          </table:table-cell>
          <table:table-cell table:style-name="ce1"/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664441544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4">
            <text:p>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67</text:p>
          </table:table-cell>
          <table:table-cell office:value-type="string" table:style-name="ce1">
            <text:p>ا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155 <text:s/>4666555440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4">
            <text:p>3</text:p>
          </table:table-cell>
          <table:table-cell table:style-name="ce1"/>
          <table:table-cell office:value-type="string" table:style-name="ce12">
            <text:p>percabangannya ada di awal dan akhir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5">
            <text:p>750-01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4">
            <text:p>1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577570755 <text:s/>565770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4">
            <text:p>3</text:p>
          </table:table-cell>
          <table:table-cell table:style-name="ce1"/>
          <table:table-cell office:value-type="string" table:style-name="ce12">
            <text:p>percabangannya ada di awal dan akhir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644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4">
            <text:p>1</text:p>
          </table:table-cell>
          <table:table-cell table:style-name="ce1"/>
          <table:table-cell office:value-type="string" table:style-name="ce1">
            <text:p>titiknya ikut wawu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3+65475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8">
            <text:p>tanda + titiknya ta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74656-404 <text:s/>01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number-columns-spanned="1" table:number-rows-spanned="2" table:style-name="ce13">
            <text:p>percabangannya terpecah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5334454607 <text:s/>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4">
            <text:p>2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4">
          <table:table-cell office:value-type="string" table:style-name="ce14">
            <text:p>7565</text:p>
          </table:table-cell>
          <table:table-cell office:value-type="string" table:style-name="ce1">
            <text:p>ه</text:p>
          </table:table-cell>
          <table:table-cell office:value-type="float" office:value="33" table:style-name="ce14">
            <text:p>33</text:p>
          </table:table-cell>
          <table:table-cell office:value-type="float" office:value="3" table:style-name="ce14">
            <text:p>3</text:p>
          </table:table-cell>
          <table:table-cell table:number-columns-repeated="16380" table:style-name="ce1"/>
        </table:table-row>
        <table:table-row table:style-name="ro4">
          <table:table-cell table:style-name="ce14"/>
          <table:table-cell table:style-name="ce1"/>
          <table:table-cell table:number-columns-repeated="2" table:style-name="ce14"/>
          <table:table-cell table:number-columns-repeated="16380" table:style-name="ce1"/>
        </table:table-row>
        <table:table-row table:style-name="ro4">
          <table:table-cell table:style-name="ce14"/>
          <table:table-cell table:style-name="ce1"/>
          <table:table-cell table:number-columns-repeated="2" table:style-name="ce14"/>
          <table:table-cell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4">
          <table:table-cell table:style-name="ce4"/>
          <table:table-cell table:number-columns-repeated="2" table:style-name="ce1"/>
          <table:table-cell table:style-name="ce14"/>
          <table:table-cell table:style-name="ce1"/>
          <table:table-cell table:style-name="ce8"/>
          <table:table-cell table:number-columns-repeated="16378" table:style-name="ce1"/>
        </table:table-row>
        <table:table-row table:number-rows-repeated="3" table:style-name="ro4">
          <table:table-cell table:number-columns-repeated="3" table:style-name="ce1"/>
          <table:table-cell table:style-name="ce14"/>
          <table:table-cell table:number-columns-repeated="16380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09-lineimg6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9</text:span>-lineimg6.png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56437-07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22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14"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17-121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31340 <text:s text:c="2"/>1210371+77761767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2">
            <text:p>percabangannya terpisah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263666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8">
            <text:p>di graph nya angka 6 Cuma 1</text:p>
          </table:table-cell>
          <table:table-cell table:style-name="ce1"/>
          <table:table-cell office:value-type="string" table:style-name="ce1">
            <text:p><text:span text:style-name="T2">graph</text:span>-p09-lineimg6.png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535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3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number-columns-repeated="16379" table:style-name="ce1"/>
        </table:table-row>
        <table:table-row table:style-name="ro4">
          <table:table-cell office:value-type="string" table:style-name="ce14">
            <text:p>757- <text:s text:c="2"/>11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2">
            <text:p>percabangannya terpisah</text:p>
          </table:table-cell>
          <table:table-cell table:style-name="ce1"/>
          <table:table-cell office:value-type="string" table:style-name="ce1">
            <text:p>p09-lineimg6.png<text:span text:style-name="T2">.log</text:span>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0557057655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2">
            <text:p>titiknya hilang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544400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4">
            <text:p>3</text:p>
          </table:table-cell>
          <table:table-cell table:style-name="ce14"/>
          <table:table-cell office:value-type="string" table:style-name="ce1">
            <text:p>titiknya hilang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15111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110177 <text:s text:c="2"/>40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1">
            <text:p>percabangannya terpisah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66606 <text:s text:c="3"/>404-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1">
            <text:p>tanda - titiknya ya, percabangannya terpisah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2454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2">
            <text:p>titiknya ikut lam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7754530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4">
            <text:p>3</text:p>
          </table:table-cell>
          <table:table-cell table:style-name="ce1"/>
          <table:table-cell office:value-type="string" table:style-name="ce2">
            <text:p>titiknya hilang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0576647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4">
            <text:p>1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3754577547060555</text:p>
          </table:table-cell>
          <table:table-cell office:value-type="string" table:style-name="ce1">
            <text:p>و</text:p>
          </table:table-cell>
          <table:table-cell office:value-type="float" office:value="31" table:style-name="ce14">
            <text:p>31</text:p>
          </table:table-cell>
          <table:table-cell office:value-type="float" office:value="3" table:style-name="ce14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4">
          <table:table-cell table:style-name="ce14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4">
            <text:p>1</text:p>
          </table:table-cell>
          <table:table-cell table:style-name="ce1"/>
          <table:table-cell office:value-type="string" table:style-name="ce12">
            <text:p>di graph ada tapi di anotasi tidak ada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">
            <text:p>02+271770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1070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12">
            <text:p>titiknya ikut 'ain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5">
            <text:p>761776550744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354432+455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4">
          <table:table-cell office:value-type="string" table:style-name="ce14">
            <text:p>7345+50+5650 <text:s text:c="2"/>00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4">
            <text:p>3</text:p>
          </table:table-cell>
          <table:table-cell table:style-name="ce1"/>
          <table:table-cell office:value-type="string" table:style-name="ce8">
            <text:p>percabangannya terpisah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5764606-75-70 <text:s/>0000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4">
            <text:p>1</text:p>
          </table:table-cell>
          <table:table-cell table:style-name="ce1"/>
          <table:table-cell office:value-type="string" table:style-name="ce8">
            <text:p>percabangannya ada di awal dan akhir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33262</text:p>
          </table:table-cell>
          <table:table-cell office:value-type="string" table:style-name="ce1">
            <text:p>ا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2017776050</text:p>
          </table:table-cell>
          <table:table-cell office:value-type="string" table:style-name="ce1">
            <text:p>ح</text:p>
          </table:table-cell>
          <table:table-cell office:value-type="float" office:value="8" table:style-name="ce14">
            <text:p>8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326556574400617665641667</text:p>
          </table:table-cell>
          <table:table-cell office:value-type="string" table:style-name="ce1">
            <text:p>ض</text:p>
          </table:table-cell>
          <table:table-cell office:value-type="float" office:value="17" table:style-name="ce14">
            <text:p>17</text:p>
          </table:table-cell>
          <table:table-cell office:value-type="float" office:value="3" table:style-name="ce14">
            <text:p>3</text:p>
          </table:table-cell>
          <table:table-cell table:style-name="ce1"/>
          <table:table-cell office:value-type="string" table:style-name="ce8">
            <text:p>tidak ada titiknya</text:p>
          </table:table-cell>
          <table:table-cell table:style-name="ce2"/>
          <table:table-cell table:number-columns-repeated="16377" table:style-name="ce1"/>
        </table:table-row>
        <table:table-row table:style-name="ro4">
          <table:table-cell table:style-name="ce4"/>
          <table:table-cell table:number-columns-repeated="2" table:style-name="ce1"/>
          <table:table-cell table:style-name="ce14"/>
          <table:table-cell table:style-name="ce1"/>
          <table:table-cell table:style-name="ce8"/>
          <table:table-cell table:number-columns-repeated="16378" table:style-name="ce1"/>
        </table:table-row>
        <table:table-row table:number-rows-repeated="3" table:style-name="ro4">
          <table:table-cell table:number-columns-repeated="3" table:style-name="ce1"/>
          <table:table-cell table:style-name="ce14"/>
          <table:table-cell table:number-columns-repeated="16380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09-lineimg8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9</text:span>-lineimg8.png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1556066655430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15252+556744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14"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3436534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5555 <text:s text:c="2"/>6677550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4">
            <text:p>1</text:p>
          </table:table-cell>
          <table:table-cell table:style-name="ce14"/>
          <table:table-cell office:value-type="string" table:style-name="ce1">
            <text:p>percabangannya ada di awal dan akhir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62530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style-name="ce8"/>
          <table:table-cell table:style-name="ce1"/>
          <table:table-cell office:value-type="string" table:style-name="ce1">
            <text:p><text:span text:style-name="T2">graph</text:span>-p09-lineimg8.png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3536467055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50747 <text:s/>054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4">
            <text:p>3</text:p>
          </table:table-cell>
          <table:table-cell table:style-name="ce14"/>
          <table:table-cell office:value-type="string" table:style-name="ce1">
            <text:p>percabangannya ada di awal dan akhir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607606474 <text:s text:c="2"/>1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4">
            <text:p>1</text:p>
          </table:table-cell>
          <table:table-cell table:style-name="ce14"/>
          <table:table-cell office:value-type="string" table:style-name="ce1">
            <text:p>percabangannya terpisah</text:p>
          </table:table-cell>
          <table:table-cell table:style-name="ce1"/>
          <table:table-cell office:value-type="string" table:style-name="ce1">
            <text:p>p09-lineimg8.png<text:span text:style-name="T2">.log</text:span>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43646 <text:s/>5554</text:p>
          </table:table-cell>
          <table:table-cell office:value-type="string" table:style-name="ce1">
            <text:p>و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1">
            <text:p>percabangannya terpisah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5254375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537557060554</text:p>
          </table:table-cell>
          <table:table-cell office:value-type="string" table:style-name="ce1">
            <text:p>و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4">
          <table:table-cell table:style-name="ce14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4">
            <text:p>1</text:p>
          </table:table-cell>
          <table:table-cell table:style-name="ce14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665-540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55443+4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76+75+7654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4">
            <text:p>1</text:p>
          </table:table-cell>
          <table:table-cell table:style-name="ce1"/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-4341430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4">
            <text:p>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263655037</text:p>
          </table:table-cell>
          <table:table-cell office:value-type="string" table:style-name="ce1">
            <text:p>ل</text:p>
          </table:table-cell>
          <table:table-cell office:value-type="float" office:value="28" table:style-name="ce14">
            <text:p>28</text:p>
          </table:table-cell>
          <table:table-cell office:value-type="float" office:value="3" table:style-name="ce14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4">
          <table:table-cell table:style-name="ce14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4">
            <text:p>1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5">
            <text:p>6552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574443+07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4">
            <text:p>3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4">
          <table:table-cell office:value-type="string" table:style-name="ce14">
            <text:p>364657 <text:s text:c="2"/>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4">
            <text:p>1</text:p>
          </table:table-cell>
          <table:table-cell table:style-name="ce1"/>
          <table:table-cell office:value-type="string" table:style-name="ce1">
            <text:p>percabangannya ada di awal dan akhir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3543636560046705544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8">
            <text:p>0 nya tidak ada di gaph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5655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16"/>
          <table:table-cell table:number-columns-repeated="16378" table:style-name="ce1"/>
        </table:table-row>
        <table:table-row table:style-name="ro4">
          <table:table-cell office:value-type="string" table:style-name="ce14">
            <text:p>03675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4">
            <text:p>3</text:p>
          </table:table-cell>
          <table:table-cell table:style-name="ce1"/>
          <table:table-cell table:style-name="ce16"/>
          <table:table-cell table:number-columns-repeated="16378" table:style-name="ce1"/>
        </table:table-row>
        <table:table-row table:style-name="ro4">
          <table:table-cell office:value-type="string" table:style-name="ce14">
            <text:p>27226</text:p>
          </table:table-cell>
          <table:table-cell office:value-type="string" table:style-name="ce1">
            <text:p>س</text:p>
          </table:table-cell>
          <table:table-cell office:value-type="float" office:value="14" table:style-name="ce14">
            <text:p>14</text:p>
          </table:table-cell>
          <table:table-cell office:value-type="float" office:value="1" table:style-name="ce14">
            <text:p>1</text:p>
          </table:table-cell>
          <table:table-cell table:style-name="ce1"/>
          <table:table-cell office:value-type="string" table:style-name="ce1">
            <text:p>titik merahnya dari tengah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356674730</text:p>
          </table:table-cell>
          <table:table-cell office:value-type="string" table:style-name="ce1">
            <text:p>ف</text:p>
          </table:table-cell>
          <table:table-cell office:value-type="float" office:value="23" table:style-name="ce14">
            <text:p>23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0001002</text:p>
          </table:table-cell>
          <table:table-cell office:value-type="string" table:style-name="ce1">
            <text:p>ا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4">
          <table:table-cell office:value-type="string" table:style-name="ce4">
            <text:p>6655-43170</text:p>
          </table:table-cell>
          <table:table-cell office:value-type="string" table:style-name="ce1">
            <text:p>ي</text:p>
          </table:table-cell>
          <table:table-cell office:value-type="float" office:value="35" table:style-name="ce14">
            <text:p>35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8">
            <text:p>hurufnya agak cacat</text:p>
          </table:table-cell>
          <table:table-cell table:number-columns-repeated="16378" table:style-name="ce1"/>
        </table:table-row>
        <table:table-row table:style-name="ro4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table:number-columns-repeated="16380" table:style-name="ce1"/>
        </table:table-row>
        <table:table-row table:number-rows-repeated="2" table:style-name="ro4">
          <table:table-cell table:number-columns-repeated="3" table:style-name="ce1"/>
          <table:table-cell table:style-name="ce14"/>
          <table:table-cell table:number-columns-repeated="16380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09-lineimg10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9</text:span>-lineimg10.png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577665401350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4+5454</text:p>
          </table:table-cell>
          <table:table-cell office:value-type="string" table:style-name="ce1">
            <text:p>ش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14"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472434467540 <text:s text:c="2"/>0775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2">
            <text:p>percabangannya terpisah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20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style-name="ce2"/>
          <table:table-cell table:number-columns-repeated="16378" table:style-name="ce1"/>
        </table:table-row>
        <table:table-row table:style-name="ro4">
          <table:table-cell office:value-type="string" table:style-name="ce14">
            <text:p>77675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style-name="ce8"/>
          <table:table-cell table:style-name="ce1"/>
          <table:table-cell office:value-type="string" table:style-name="ce1">
            <text:p><text:span text:style-name="T2">graph</text:span>-p09-lineimg10.png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0660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56774153 <text:s/>760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4">
            <text:p>1</text:p>
          </table:table-cell>
          <table:table-cell table:style-name="ce14"/>
          <table:table-cell office:value-type="string" table:style-name="ce1">
            <text:p>percabangannya ada di awal dan akhir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262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p09-lineimg10.png<text:span text:style-name="T2">.log</text:span>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15766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style-name="ce2"/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35036555077 <text:s/>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4">
            <text:p>3</text:p>
          </table:table-cell>
          <table:table-cell table:style-name="ce14"/>
          <table:table-cell office:value-type="string" table:style-name="ce1">
            <text:p>percabangan ada di awal dan akhir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77565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4">
            <text:p>0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55-5555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number-columns-repeated="16379" table:style-name="ce1"/>
        </table:table-row>
        <table:table-row table:style-name="ro4">
          <table:table-cell office:value-type="string" table:style-name="ce17">
            <text:p>5-1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544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65457065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4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765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4">
            <text:p>1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4">
          <table:table-cell table:style-name="ce14"/>
          <table:table-cell office:value-type="string" table:style-name="ce1">
            <text:p>ا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2">
            <text:p>di graph ada tapi di anotasi tidak ad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55666744-130-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4">
            <text:p>3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4">
          <table:table-cell office:value-type="string" table:style-name="ce15">
            <text:p>5755755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4">
            <text:p>1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35-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4">
          <table:table-cell office:value-type="string" table:style-name="ce14">
            <text:p>355346775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55555 <text:s/>06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8">
            <text:p>percabangannya terpisah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466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4">
            <text:p>3</text:p>
          </table:table-cell>
          <table:table-cell table:style-name="ce1"/>
          <table:table-cell table:style-name="ce16"/>
          <table:table-cell table:number-columns-repeated="16378" table:style-name="ce1"/>
        </table:table-row>
        <table:table-row table:style-name="ro4">
          <table:table-cell office:value-type="string" table:style-name="ce14">
            <text:p>40516666531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4">
            <text:p>1</text:p>
          </table:table-cell>
          <table:table-cell table:style-name="ce1"/>
          <table:table-cell table:style-name="ce16"/>
          <table:table-cell table:number-columns-repeated="16378" table:style-name="ce1"/>
        </table:table-row>
        <table:table-row table:style-name="ro4">
          <table:table-cell office:value-type="string" table:style-name="ce14">
            <text:p>544-</text:p>
          </table:table-cell>
          <table:table-cell office:value-type="string" table:style-name="ce1">
            <text:p>ي</text:p>
          </table:table-cell>
          <table:table-cell office:value-type="float" office:value="35" table:style-name="ce14">
            <text:p>35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40-4+4</text:p>
          </table:table-cell>
          <table:table-cell office:value-type="string" table:style-name="ce1">
            <text:p>ت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51666645</text:p>
          </table:table-cell>
          <table:table-cell office:value-type="string" table:style-name="ce1">
            <text:p>ک</text:p>
          </table:table-cell>
          <table:table-cell office:value-type="float" office:value="26" table:style-name="ce14">
            <text:p>26</text:p>
          </table:table-cell>
          <table:table-cell office:value-type="float" office:value="1" table:style-name="ce14">
            <text:p>1</text:p>
          </table:table-cell>
          <table:table-cell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4">
          <table:table-cell office:value-type="string" table:style-name="ce4">
            <text:p>5-4</text:p>
          </table:table-cell>
          <table:table-cell office:value-type="string" table:style-name="ce1">
            <text:p>ي</text:p>
          </table:table-cell>
          <table:table-cell office:value-type="float" office:value="35" table:style-name="ce14">
            <text:p>35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4">
          <table:table-cell office:value-type="string" table:style-name="ce1">
            <text:p>04+440</text:p>
          </table:table-cell>
          <table:table-cell office:value-type="string" table:style-name="ce1">
            <text:p>ت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30722</text:p>
          </table:table-cell>
          <table:table-cell office:value-type="string" table:style-name="ce1">
            <text:p>ا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table:style-name="ce14"/>
          <table:table-cell table:number-columns-repeated="16380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09-lineimg11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9</text:span>-lineimg11.png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4">
            <text:p>1</text:p>
          </table:table-cell>
          <table:table-cell table:style-name="ce14"/>
          <table:table-cell office:value-type="string" table:style-name="ce1">
            <text:p>tergabung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14"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5555555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+4644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style-name="ce2"/>
          <table:table-cell table:number-columns-repeated="16378" table:style-name="ce1"/>
        </table:table-row>
        <table:table-row table:style-name="ro4">
          <table:table-cell office:value-type="string" table:style-name="ce14">
            <text:p>3+027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style-name="ce8"/>
          <table:table-cell table:style-name="ce1"/>
          <table:table-cell office:value-type="string" table:style-name="ce1">
            <text:p><text:span text:style-name="T2">graph</text:span>-p09-lineimg11.png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47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4">
            <text:p>1</text:p>
          </table:table-cell>
          <table:table-cell table:style-name="ce14"/>
          <table:table-cell office:value-type="string" table:style-name="ce1">
            <text:p>tidak ada titik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7604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16379" table:style-name="ce1"/>
        </table:table-row>
        <table:table-row table:style-name="ro4">
          <table:table-cell office:value-type="string" table:style-name="ce14">
            <text:p>557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p09-lineimg11.png<text:span text:style-name="T2">.log</text:span>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20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style-name="ce2"/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5730667753605657 <text:s/>0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1">
            <text:p>percabangannya terpisah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3464 <text:s text:c="2"/>4+4430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4">
            <text:p>3</text:p>
          </table:table-cell>
          <table:table-cell table:style-name="ce14"/>
          <table:table-cell office:value-type="string" table:style-name="ce1">
            <text:p>percabangannya terpisah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755775 <text:s/>6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4">
            <text:p>1</text:p>
          </table:table-cell>
          <table:table-cell table:style-name="ce14"/>
          <table:table-cell office:value-type="string" table:style-name="ce1">
            <text:p>percabangannya terpisah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6564 <text:s text:c="2"/>443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1">
            <text:p>percabangannya terpisah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1565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7655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576444-2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4">
            <text:p>3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75+5453</text:p>
          </table:table-cell>
          <table:table-cell office:value-type="string" table:style-name="ce1">
            <text:p>ن</text:p>
          </table:table-cell>
          <table:table-cell office:value-type="float" office:value="30" table:style-name="ce14">
            <text:p>30</text:p>
          </table:table-cell>
          <table:table-cell office:value-type="float" office:value="1" table:style-name="ce14">
            <text:p>1</text:p>
          </table:table-cell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75056-75-40-3600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4">
          <table:table-cell office:value-type="string" table:style-name="ce15">
            <text:p>4-3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445740457654437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4">
            <text:p>3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4">
          <table:table-cell office:value-type="string" table:style-name="ce14">
            <text:p>7765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4">
            <text:p>1</text:p>
          </table:table-cell>
          <table:table-cell table:style-name="ce1"/>
          <table:table-cell office:value-type="string" table:style-name="ce1">
            <text:p>hurufnya agak cacat</text:p>
          </table:table-cell>
          <table:table-cell table:number-columns-repeated="16378" table:style-name="ce1"/>
        </table:table-row>
        <table:table-row table:style-name="ro4">
          <table:table-cell table:style-name="ce14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8">
            <text:p>di graph ada tapi di anotasi tidak ada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76+6+544+0+7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4">
            <text:p>3</text:p>
          </table:table-cell>
          <table:table-cell table:style-name="ce1"/>
          <table:table-cell office:value-type="string" table:style-name="ce8">
            <text:p>kebanyakan +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666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4">
            <text:p>1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4">
          <table:table-cell office:value-type="string" table:style-name="ce14">
            <text:p>5+7444230</text:p>
          </table:table-cell>
          <table:table-cell office:value-type="string" table:style-name="ce1">
            <text:p>ت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2627</text:p>
          </table:table-cell>
          <table:table-cell office:value-type="string" table:style-name="ce1">
            <text:p>ا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560574307</text:p>
          </table:table-cell>
          <table:table-cell office:value-type="string" table:style-name="ce1">
            <text:p>ح</text:p>
          </table:table-cell>
          <table:table-cell office:value-type="float" office:value="8" table:style-name="ce14">
            <text:p>8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4">
          <table:table-cell office:value-type="string" table:style-name="ce4">
            <text:p>220</text:p>
          </table:table-cell>
          <table:table-cell office:value-type="string" table:style-name="ce1">
            <text:p>ا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number-rows-repeated="3" table:style-name="ro4">
          <table:table-cell table:number-columns-repeated="3" table:style-name="ce1"/>
          <table:table-cell table:style-name="ce14"/>
          <table:table-cell table:number-columns-repeated="16380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09-lineimg12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9</text:span>-lineimg12.png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7002017706705500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515555676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14"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755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544364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2">
            <text:p>titiknya ikut tsa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42+555353357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4">
            <text:p>3</text:p>
          </table:table-cell>
          <table:table-cell table:style-name="ce14"/>
          <table:table-cell office:value-type="string" table:style-name="ce8">
            <text:p>titiknya hilang</text:p>
          </table:table-cell>
          <table:table-cell table:style-name="ce1"/>
          <table:table-cell office:value-type="string" table:style-name="ce1">
            <text:p><text:span text:style-name="T2">graph</text:span>-p09-lineimg12.png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660675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4">
            <text:p>1</text:p>
          </table:table-cell>
          <table:table-cell table:style-name="ce14"/>
          <table:table-cell office:value-type="string" table:style-name="ce1">
            <text:p>harusnya tidak perlu 0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737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16379" table:style-name="ce1"/>
        </table:table-row>
        <table:table-row table:style-name="ro4">
          <table:table-cell office:value-type="string" table:style-name="ce14">
            <text:p>55554666665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p09-lineimg12.png<text:span text:style-name="T2">.log</text:span>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35+55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style-name="ce2"/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15554457666665530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24+3456+5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33265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16379" table:style-name="ce1"/>
        </table:table-row>
        <table:table-row table:style-name="ro4">
          <table:table-cell table:style-name="ce14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4">
            <text:p>3</text:p>
          </table:table-cell>
          <table:table-cell table:style-name="ce14"/>
          <table:table-cell office:value-type="string" table:style-name="ce1">
            <text:p>di graph nya ada tapi di anotasinya tidak ada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55444056666664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544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+0-4440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4">
            <text:p>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222626</text:p>
          </table:table-cell>
          <table:table-cell office:value-type="string" table:style-name="ce1">
            <text:p>ا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4+44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style-name="ce14"/>
          <table:table-cell table:style-name="ce1"/>
          <table:table-cell table:style-name="ce12"/>
          <table:table-cell table:number-columns-repeated="16378" table:style-name="ce1"/>
        </table:table-row>
        <table:table-row table:style-name="ro4">
          <table:table-cell office:value-type="string" table:style-name="ce15">
            <text:p>77-505250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table:style-name="ce14"/>
          <table:table-cell table:number-columns-repeated="16380" table:style-name="ce1"/>
        </table:table-row>
        <table:table-row table:style-name="ro4">
          <table:table-cell table:style-name="ce14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style-name="ce14"/>
          <table:table-cell table:style-name="ce1"/>
          <table:table-cell office:value-type="string" table:number-columns-spanned="1" table:number-rows-spanned="2" table:style-name="ce18">
            <text:p>tidak diketahui huruf apa, antara sin dan ya atau keduanya</text:p>
          </table:table-cell>
          <table:table-cell table:number-columns-repeated="16378" table:style-name="ce1"/>
        </table:table-row>
        <table:table-row table:style-name="ro4">
          <table:table-cell table:style-name="ce14"/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style-name="ce14"/>
          <table:table-cell table:style-name="ce1"/>
          <table:covered-table-cell/>
          <table:table-cell table:number-columns-repeated="16378" table:style-name="ce1"/>
        </table:table-row>
        <table:table-row table:style-name="ro4">
          <table:table-cell office:value-type="string" table:style-name="ce14">
            <text:p>2727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style-name="ce14"/>
          <table:table-cell table:style-name="ce1"/>
          <table:table-cell table:style-name="ce8"/>
          <table:table-cell table:number-columns-repeated="16378" table:style-name="ce1"/>
        </table:table-row>
        <table:table-row table:style-name="ro4">
          <table:table-cell office:value-type="string" table:style-name="ce14">
            <text:p>5-466-543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style-name="ce14"/>
          <table:table-cell table:style-name="ce1"/>
          <table:table-cell table:number-columns-spanned="1" table:number-rows-spanned="2" table:style-name="ce10"/>
          <table:table-cell table:number-columns-repeated="16378" table:style-name="ce1"/>
        </table:table-row>
        <table:table-row table:style-name="ro4">
          <table:table-cell office:value-type="string" table:style-name="ce14">
            <text:p>555553</text:p>
          </table:table-cell>
          <table:table-cell office:value-type="string" table:style-name="ce1">
            <text:p>س</text:p>
          </table:table-cell>
          <table:table-cell office:value-type="float" office:value="14" table:style-name="ce14">
            <text:p>14</text:p>
          </table:table-cell>
          <table:table-cell office:value-type="float" office:value="1" table:style-name="ce14">
            <text:p>1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4">
          <table:table-cell office:value-type="string" table:style-name="ce14">
            <text:p>54545</text:p>
          </table:table-cell>
          <table:table-cell office:value-type="string" table:style-name="ce1">
            <text:p>س</text:p>
          </table:table-cell>
          <table:table-cell office:value-type="float" office:value="14" table:style-name="ce14">
            <text:p>14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3+342</text:p>
          </table:table-cell>
          <table:table-cell office:value-type="string" table:style-name="ce1">
            <text:p>ة</text:p>
          </table:table-cell>
          <table:table-cell office:value-type="float" office:value="4" table:style-name="ce14">
            <text:p>4</text:p>
          </table:table-cell>
          <table:table-cell office:value-type="float" office:value="3" table:style-name="ce14">
            <text:p>3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1455766644</text:p>
          </table:table-cell>
          <table:table-cell office:value-type="string" table:style-name="ce1">
            <text:p>ݢ</text:p>
          </table:table-cell>
          <table:table-cell office:value-type="float" office:value="27" table:style-name="ce14">
            <text:p>27</text:p>
          </table:table-cell>
          <table:table-cell office:value-type="float" office:value="1" table:style-name="ce14">
            <text:p>1</text:p>
          </table:table-cell>
          <table:table-cell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4">
          <table:table-cell office:value-type="string" table:style-name="ce4">
            <text:p>323+65434</text:p>
          </table:table-cell>
          <table:table-cell office:value-type="string" table:style-name="ce1">
            <text:p>ف</text:p>
          </table:table-cell>
          <table:table-cell office:value-type="float" office:value="23" table:style-name="ce14">
            <text:p>23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4">
          <table:table-cell office:value-type="string" table:style-name="ce1">
            <text:p>755447</text:p>
          </table:table-cell>
          <table:table-cell office:value-type="string" table:style-name="ce1">
            <text:p>د</text:p>
          </table:table-cell>
          <table:table-cell office:value-type="float" office:value="10" table:style-name="ce14">
            <text:p>10</text:p>
          </table:table-cell>
          <table:table-cell office:value-type="float" office:value="3" table:style-name="ce14">
            <text:p>3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66-550</text:p>
          </table:table-cell>
          <table:table-cell office:value-type="string" table:style-name="ce1">
            <text:p>ي</text:p>
          </table:table-cell>
          <table:table-cell office:value-type="float" office:value="35" table:style-name="ce14">
            <text:p>35</text:p>
          </table:table-cell>
          <table:table-cell office:value-type="float" office:value="1" table:style-name="ce14">
            <text:p>1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325254+467</text:p>
          </table:table-cell>
          <table:table-cell office:value-type="string" table:style-name="ce1">
            <text:p>ڠ</text:p>
          </table:table-cell>
          <table:table-cell office:value-type="float" office:value="22" table:style-name="ce14">
            <text:p>22</text:p>
          </table:table-cell>
          <table:table-cell office:value-type="float" office:value="3" table:style-name="ce14">
            <text:p>3</text:p>
          </table:table-cell>
          <table:table-cell table:style-name="ce1"/>
          <table:table-cell office:value-type="string" table:style-name="ce1">
            <text:p>lengkungannya hilang</text:p>
          </table:table-cell>
          <table:table-cell table:number-columns-repeated="16378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09-lineimg13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9</text:span>-lineimg13.png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65315435535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366654547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14"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252+4557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65530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4">
            <text:p>1</text:p>
          </table:table-cell>
          <table:table-cell table:style-name="ce14"/>
          <table:table-cell office:value-type="string" table:style-name="ce2">
            <text:p>titik nya hilang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54+440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style-name="ce8"/>
          <table:table-cell table:style-name="ce1"/>
          <table:table-cell office:value-type="string" table:style-name="ce1">
            <text:p><text:span text:style-name="T2">graph</text:span>-p09-lineimg13.png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44352234254 <text:s text:c="2"/>00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1">
            <text:p>percabangannya terpisah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26267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16379" table:style-name="ce1"/>
        </table:table-row>
        <table:table-row table:style-name="ro4">
          <table:table-cell office:value-type="string" table:style-name="ce14">
            <text:p>66645207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p09-lineimg13.png<text:span text:style-name="T2">.log</text:span>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574074+55755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4">
            <text:p>1</text:p>
          </table:table-cell>
          <table:table-cell table:style-name="ce14"/>
          <table:table-cell office:value-type="string" table:style-name="ce2">
            <text:p>tanda + titiknya nun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5354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1">
            <text:p>titiknya ikut mim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37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76555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number-columns-repeated="16379" table:style-name="ce1"/>
        </table:table-row>
        <table:table-row table:style-name="ro4">
          <table:table-cell office:value-type="string" table:style-name="ce14">
            <text:p>5-54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35533+5457056006555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4">
            <text:p>3</text:p>
          </table:table-cell>
          <table:table-cell table:style-name="ce14"/>
          <table:table-cell office:value-type="string" table:style-name="ce2">
            <text:p>tidak ada lengkunganny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66513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4">
            <text:p>1</text:p>
          </table:table-cell>
          <table:table-cell table:style-name="ce1"/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322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4">
            <text:p>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666570</text:p>
          </table:table-cell>
          <table:table-cell office:value-type="string" table:style-name="ce1">
            <text:p>ل</text:p>
          </table:table-cell>
          <table:table-cell office:value-type="float" office:value="28" table:style-name="ce14">
            <text:p>28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664-034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4">
            <text:p>3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4">
          <table:table-cell office:value-type="string" table:style-name="ce15">
            <text:p>555565776665630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4">
            <text:p>1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6555+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4">
          <table:table-cell table:style-name="ce14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66075046734771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4">
          <table:table-cell table:style-name="ce14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4">
            <text:p>3</text:p>
          </table:table-cell>
          <table:table-cell table:style-name="ce1"/>
          <table:table-cell office:value-type="string" table:style-name="ce8">
            <text:p>hilang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54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4">
            <text:p>1</text:p>
          </table:table-cell>
          <table:table-cell table:style-name="ce1"/>
          <table:table-cell office:value-type="string" table:style-name="ce8">
            <text:p>titiknya hilang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226</text:p>
          </table:table-cell>
          <table:table-cell office:value-type="string" table:style-name="ce1">
            <text:p>ا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table:style-name="ce14"/>
          <table:table-cell office:value-type="string" table:style-name="ce1">
            <text:p>ي</text:p>
          </table:table-cell>
          <table:table-cell office:value-type="float" office:value="35" table:style-name="ce14">
            <text:p>35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8">
            <text:p>terputus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40430 <text:s text:c="2"/>5202+10</text:p>
          </table:table-cell>
          <table:table-cell office:value-type="string" table:style-name="ce1">
            <text:p>ق</text:p>
          </table:table-cell>
          <table:table-cell office:value-type="float" office:value="25" table:style-name="ce14">
            <text:p>25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8">
            <text:p>percabangannya terpisah</text:p>
          </table:table-cell>
          <table:table-cell table:style-name="ce2"/>
          <table:table-cell table:number-columns-repeated="16377" table:style-name="ce1"/>
        </table:table-row>
        <table:table-row table:style-name="ro4">
          <table:table-cell office:value-type="string" table:style-name="ce4">
            <text:p>622</text:p>
          </table:table-cell>
          <table:table-cell office:value-type="string" table:style-name="ce1">
            <text:p>ل</text:p>
          </table:table-cell>
          <table:table-cell office:value-type="float" office:value="28" table:style-name="ce14">
            <text:p>28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4">
          <table:table-cell office:value-type="string" table:style-name="ce1">
            <text:p>355</text:p>
          </table:table-cell>
          <table:table-cell office:value-type="string" table:style-name="ce1">
            <text:p>ه</text:p>
          </table:table-cell>
          <table:table-cell office:value-type="float" office:value="33" table:style-name="ce14">
            <text:p>33</text:p>
          </table:table-cell>
          <table:table-cell office:value-type="float" office:value="3" table:style-name="ce14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4">
          <table:table-cell table:number-columns-repeated="3" table:style-name="ce1"/>
          <table:table-cell table:style-name="ce14"/>
          <table:table-cell table:number-columns-repeated="16380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09-lineimg14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9</text:span>-lineimg14.png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00-01216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757067055 <text:s text:c="2"/>54334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14">
            <text:p>tidak ada titiknya dan percabangannya terpisah</text:p>
          </table:table-cell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2665543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653+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style-name="ce2"/>
          <table:table-cell table:number-columns-repeated="16378" table:style-name="ce1"/>
        </table:table-row>
        <table:table-row table:style-name="ro4">
          <table:table-cell office:value-type="string" table:style-name="ce14">
            <text:p>6-54430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style-name="ce8"/>
          <table:table-cell table:style-name="ce1"/>
          <table:table-cell office:value-type="string" table:style-name="ce1">
            <text:p><text:span text:style-name="T2">graph</text:span>-p09-lineimg14.png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27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75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16379" table:style-name="ce1"/>
        </table:table-row>
        <table:table-row table:style-name="ro4">
          <table:table-cell table:style-name="ce14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4">
            <text:p>3</text:p>
          </table:table-cell>
          <table:table-cell table:style-name="ce14"/>
          <table:table-cell office:value-type="string" table:style-name="ce1">
            <text:p>di graph ada tapi di anotasinya tidak ada</text:p>
          </table:table-cell>
          <table:table-cell table:style-name="ce1"/>
          <table:table-cell office:value-type="string" table:style-name="ce1">
            <text:p>p09-lineimg14.png<text:span text:style-name="T2">.log</text:span>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651355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style-name="ce2"/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55544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770751770576404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36-044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16379" table:style-name="ce1"/>
        </table:table-row>
        <table:table-row table:style-name="ro4">
          <table:table-cell office:value-type="string" table:style-name="ce14">
            <text:p>23354+567544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4352423525547 <text:s text:c="2"/>7-05-0</text:p>
          </table:table-cell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2">
            <text:p>percabangannya terputus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26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4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57755756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4">
            <text:p>1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35-43</text:p>
          </table:table-cell>
          <table:table-cell office:value-type="string" table:style-name="ce1">
            <text:p>ي</text:p>
          </table:table-cell>
          <table:table-cell office:value-type="float" office:value="35" table:style-name="ce14">
            <text:p>35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5536467706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12">
            <text:p>0 seharusnya masuk ke anotasinya mim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">
            <text:p>6101511111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207200767760017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4">
          <table:table-cell office:value-type="string" table:style-name="ce15">
            <text:p>5556676574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54 <text:s text:c="2"/>43+0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4">
            <text:p>3</text:p>
          </table:table-cell>
          <table:table-cell table:style-name="ce1"/>
          <table:table-cell office:value-type="string" table:style-name="ce8">
            <text:p>percabangannya terpisah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7551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4">
            <text:p>1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776544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4">
            <text:p>3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4545-736-45670-444</text:p>
          </table:table-cell>
          <table:table-cell office:value-type="string" table:style-name="ce1">
            <text:p>ج</text:p>
          </table:table-cell>
          <table:table-cell office:value-type="float" office:value="6" table:style-name="ce14">
            <text:p>6</text:p>
          </table:table-cell>
          <table:table-cell office:value-type="float" office:value="1" table:style-name="ce14">
            <text:p>1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243634+56770</text:p>
          </table:table-cell>
          <table:table-cell office:value-type="string" table:style-name="ce1">
            <text:p>ک</text:p>
          </table:table-cell>
          <table:table-cell office:value-type="float" office:value="26" table:style-name="ce14">
            <text:p>26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table:style-name="ce14"/>
          <table:table-cell office:value-type="string" table:style-name="ce1">
            <text:p>ا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table:style-name="ce1"/>
          <table:table-cell office:value-type="string" table:style-name="ce8">
            <text:p>hilang</text:p>
          </table:table-cell>
          <table:table-cell table:style-name="ce2"/>
          <table:table-cell table:number-columns-repeated="16377" table:style-name="ce1"/>
        </table:table-row>
        <table:table-row table:style-name="ro4">
          <table:table-cell table:style-name="ce4"/>
          <table:table-cell table:number-columns-repeated="2" table:style-name="ce1"/>
          <table:table-cell table:style-name="ce14"/>
          <table:table-cell table:style-name="ce1"/>
          <table:table-cell table:style-name="ce8"/>
          <table:table-cell table:number-columns-repeated="16378" table:style-name="ce1"/>
        </table:table-row>
        <table:table-row table:number-rows-repeated="3" table:style-name="ro4">
          <table:table-cell table:number-columns-repeated="3" table:style-name="ce1"/>
          <table:table-cell table:style-name="ce14"/>
          <table:table-cell table:number-columns-repeated="16380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09-lineimg15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9</text:span>-lineimg15.png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50650550650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-346454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14"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2">
            <text:p>tergabung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5555534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style-name="ce2"/>
          <table:table-cell table:number-columns-repeated="16378" table:style-name="ce1"/>
        </table:table-row>
        <table:table-row table:style-name="ro4">
          <table:table-cell table:style-name="ce14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8">
            <text:p>di graph ada di anotasi tidak ada</text:p>
          </table:table-cell>
          <table:table-cell table:style-name="ce1"/>
          <table:table-cell office:value-type="string" table:style-name="ce1">
            <text:p><text:span text:style-name="T2">graph</text:span>-p09-lineimg15.png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770166544330 <text:s text:c="2"/>0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1">
            <text:p>percabangannya di awal dan akhir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16379" table:style-name="ce1"/>
        </table:table-row>
        <table:table-row table:style-name="ro4">
          <table:table-cell office:value-type="string" table:style-name="ce14">
            <text:p>754551-1176766653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1">
            <text:p>tanda - titiknya fa</text:p>
          </table:table-cell>
          <table:table-cell table:style-name="ce1"/>
          <table:table-cell office:value-type="string" table:style-name="ce1">
            <text:p>p09-lineimg15.png<text:span text:style-name="T2">.log</text:span>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3755342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style-name="ce2"/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7570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6-755-40-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4">
            <text:p>75551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16379" table:style-name="ce1"/>
        </table:table-row>
        <table:table-row table:style-name="ro4">
          <table:table-cell office:value-type="string" table:style-name="ce14">
            <text:p>557757754-4420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number-columns-repeated="2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4">
          <table:table-cell table:style-name="ce14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4">
            <text:p>1</text:p>
          </table:table-cell>
          <table:table-cell table:style-name="ce14"/>
          <table:table-cell office:value-type="string" table:style-name="ce2">
            <text:p>di graph ada di anotasi tidak 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65-43</text:p>
          </table:table-cell>
          <table:table-cell office:value-type="string" table:style-name="ce1">
            <text:p>ي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54-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4">
            <text:p>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4353354667076555</text:p>
          </table:table-cell>
          <table:table-cell office:value-type="string" table:style-name="ce1">
            <text:p>و</text:p>
          </table:table-cell>
          <table:table-cell office:value-type="float" office:value="31" table:style-name="ce14">
            <text:p>31</text:p>
          </table:table-cell>
          <table:table-cell office:value-type="float" office:value="3" table:style-name="ce14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7765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4">
            <text:p>1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4">
          <table:table-cell table:style-name="ce15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2">
            <text:p>di graph ada di anotasi tidak ada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7554+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4">
            <text:p>3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4">
          <table:table-cell table:style-name="ce14"/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4">
            <text:p>1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 table:style-name="ce1"/>
        </table:table-row>
        <table:table-row table:style-name="ro4">
          <table:table-cell table:style-name="ce14"/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8">
            <text:p>terputus</text:p>
          </table:table-cell>
          <table:table-cell table:number-columns-repeated="16378" table:style-name="ce1"/>
        </table:table-row>
        <table:table-row table:style-name="ro4">
          <table:table-cell table:style-name="ce14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4">
            <text:p>3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6757440430 <text:s text:c="2"/>0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4">
            <text:p>1</text:p>
          </table:table-cell>
          <table:table-cell table:style-name="ce1"/>
          <table:table-cell office:value-type="string" table:style-name="ce1">
            <text:p>percabangan ada di awal dan akhir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62226</text:p>
          </table:table-cell>
          <table:table-cell office:value-type="string" table:style-name="ce1">
            <text:p>ا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457750443</text:p>
          </table:table-cell>
          <table:table-cell office:value-type="string" table:style-name="ce1">
            <text:p>ڠ</text:p>
          </table:table-cell>
          <table:table-cell office:value-type="float" office:value="22" table:style-name="ce14">
            <text:p>22</text:p>
          </table:table-cell>
          <table:table-cell office:value-type="float" office:value="2" table:style-name="ce14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4">
            <text:p>403+4</text:p>
          </table:table-cell>
          <table:table-cell office:value-type="string" table:style-name="ce1">
            <text:p>ن</text:p>
          </table:table-cell>
          <table:table-cell office:value-type="float" office:value="30" table:style-name="ce14">
            <text:p>30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8"/>
          <table:table-cell table:style-name="ce2"/>
          <table:table-cell table:number-columns-repeated="16377" table:style-name="ce1"/>
        </table:table-row>
        <table:table-row table:style-name="ro4">
          <table:table-cell office:value-type="string" table:style-name="ce4">
            <text:p>654</text:p>
          </table:table-cell>
          <table:table-cell office:value-type="string" table:style-name="ce1">
            <text:p>ل</text:p>
          </table:table-cell>
          <table:table-cell office:value-type="float" office:value="28" table:style-name="ce14">
            <text:p>28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string" table:style-name="ce8">
            <text:p>hurufnya cacat</text:p>
          </table:table-cell>
          <table:table-cell table:number-columns-repeated="16378" table:style-name="ce1"/>
        </table:table-row>
        <table:table-row table:style-name="ro4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4">
            <text:p>33</text:p>
          </table:table-cell>
          <table:table-cell office:value-type="float" office:value="3" table:style-name="ce14">
            <text:p>3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 table:style-name="ce1"/>
        </table:table-row>
        <table:table-row table:number-rows-repeated="2" table:style-name="ro4">
          <table:table-cell table:number-columns-repeated="3" table:style-name="ce1"/>
          <table:table-cell table:style-name="ce14"/>
          <table:table-cell table:number-columns-repeated="16380" table:style-name="ce1"/>
        </table:table-row>
        <table:table-row table:number-rows-repeated="1048544" table:style-name="ro1">
          <table:table-cell table:number-columns-repeated="16384"/>
        </table:table-row>
      </table:table>
      <table:database-ranges>
        <table:database-range table:target-range-address="label.A2:label.B368" table:name="__Anonymous_Sheet_DB__0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date-style style:name="N21">
      <number:day/>
      <number:text>-</number:text>
      <number:month number:textual="true"/>
    </number:date-style>
    <number:date-style style:name="N22">
      <number:month number:textual="true"/>
      <number:text>-</number:text>
      <number:year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928</meta:generator>
    <meta:initial-creator>Angipha</meta:initial-creator>
    <dc:creator>Alifa</dc:creator>
    <meta:creation-date>2024-07-22T10:29:56Z</meta:creation-date>
    <dc:date>2024-09-26T10:29:38Z</dc:date>
    <meta:editing-cycles>29</meta:editing-cycles>
    <meta:editing-duration>PT126420S</meta:editing-duration>
  </office:meta>
</office:document-meta>
</file>